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5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4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1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28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108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7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5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246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5cm" fo:padding-top="0cm" fo:padding-bottom="0cm" fo:padding-left="0cm" fo:padding-right="0cm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2" style:family="graphic" style:parent-style-name="objectwithoutfill">
      <style:graphic-properties draw:stroke="dash" draw:stroke-dash="Fine_20_Dashed" svg:stroke-width="0.051cm" svg:stroke-color="#3465a4" draw:marker-start-width="0.279cm" draw:marker-end-width="0.279cm" draw:fill="solid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 draw:opacity="80%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2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style:style style:name="T3" style:family="text">
      <style:text-properties fo:color="#000000" style:font-name="DejaVuSans1" fo:font-size="10pt" style:font-size-asian="10pt" style:font-name-complex="DejaVuSans1" style:font-size-complex="10pt"/>
    </style:style>
    <style:style style:name="T4" style:family="text">
      <style:text-properties fo:color="#000000" style:font-name="DejaVuSans1" fo:font-size="7pt" style:font-size-asian="7pt" style:font-name-complex="DejaVuSans1" style:font-size-complex="7pt"/>
    </style:style>
    <style:style style:name="T5" style:family="text">
      <style:text-properties fo:color="#000000" style:font-name="DejaVuSans1" fo:font-size="10pt" fo:font-style="italic" style:font-size-asian="10pt" style:font-style-asian="italic" style:font-name-complex="DejaVu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35cm" svg:height="0.412cm" draw:transform="rotate (1.5707963267949) translate (3.578cm 3.175cm)">
          <draw:text-box>
            <text:p text:style-name="P1"><text:span text:style-name="T1">D</text:span></text:p>
          </draw:text-box>
        </draw:frame>
        <draw:frame draw:style-name="gr2" draw:text-style-name="P3" draw:layer="layout" svg:width="0.651cm" svg:height="0.289cm" draw:transform="rotate (1.5707963267949) translate (3.67cm 2.932cm)">
          <draw:text-box>
            <text:p text:style-name="P1"><text:span text:style-name="T2">eff</text:span></text:p>
          </draw:text-box>
        </draw:frame>
        <draw:frame draw:style-name="gr3" draw:text-style-name="P2" draw:layer="layout" svg:width="0.841cm" svg:height="0.412cm" draw:transform="rotate (1.5707963267949) translate (3.578cm 2.63cm)">
          <draw:text-box>
            <text:p text:style-name="P1"><text:span text:style-name="T3"><text:s/></text:span><text:span text:style-name="T3">[</text:span><text:span text:style-name="T1">s</text:span></text:p>
          </draw:text-box>
        </draw:frame>
        <draw:frame draw:style-name="gr4" draw:text-style-name="P3" draw:layer="layout" svg:width="0.312cm" svg:height="0.289cm" draw:transform="rotate (1.5707963267949) translate (3.556cm 2.04cm)">
          <draw:text-box>
            <text:p text:style-name="P1"><text:span text:style-name="T4">1</text:span></text:p>
          </draw:text-box>
        </draw:frame>
        <draw:polygon draw:style-name="gr5" draw:text-style-name="P4" draw:layer="layout" svg:width="0.012cm" svg:height="0.139cm" svg:x="3.639cm" svg:y="2.062cm" svg:viewBox="0 0 13 140" draw:points="0,140 0,0 13,0 13,140">
          <text:p/>
        </draw:polygon>
        <draw:frame draw:style-name="gr6" draw:text-style-name="P2" draw:layer="layout" svg:width="0.316cm" svg:height="0.412cm" draw:transform="rotate (1.5707963267949) translate (3.578cm 1.889cm)">
          <draw:text-box>
            <text:p text:style-name="P1"><text:span text:style-name="T3">]</text:span></text:p>
          </draw:text-box>
        </draw:frame>
        <draw:frame draw:style-name="gr7" draw:text-style-name="P2" draw:layer="layout" svg:width="2.317cm" svg:height="0.429cm" draw:transform="rotate (1.5707963267949) translate (3.556cm 7.524cm)">
          <draw:text-box>
            <text:p text:style-name="P1"><text:span text:style-name="T3">F</text:span><text:span text:style-name="T3">a</text:span><text:span text:style-name="T3">n</text:span><text:span text:style-name="T3">o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 </text:span><text:span text:style-name="T5">F</text:span></text:p>
          </draw:text-box>
        </draw:frame>
        <draw:frame draw:style-name="gr8" draw:text-style-name="P2" draw:layer="layout" svg:width="0.758cm" svg:height="0.412cm" draw:transform="rotate (1.5707963267949) translate (3.652cm 9.588cm)">
          <draw:text-box>
            <text:p text:style-name="P1"><text:span text:style-name="T3"><text:s/></text:span><text:span text:style-name="T3">[</text:span><text:span text:style-name="T1">s</text:span></text:p>
          </draw:text-box>
        </draw:frame>
        <draw:frame draw:style-name="gr9" draw:text-style-name="P3" draw:layer="layout" svg:width="0.281cm" svg:height="0.289cm" draw:transform="rotate (1.5707963267949) translate (3.636cm 9.056cm)">
          <draw:text-box>
            <text:p text:style-name="P1"><text:span text:style-name="T4">1</text:span></text:p>
          </draw:text-box>
        </draw:frame>
        <draw:polygon draw:style-name="gr5" draw:text-style-name="P4" draw:layer="layout" svg:width="0.008cm" svg:height="0.125cm" svg:x="3.695cm" svg:y="9.076cm" svg:viewBox="0 0 9 126" draw:points="0,126 0,0 9,0 9,126">
          <text:p/>
        </draw:polygon>
        <draw:frame draw:style-name="gr10" draw:text-style-name="P2" draw:layer="layout" svg:width="0.284cm" svg:height="0.412cm" draw:transform="rotate (1.5707963267949) translate (3.652cm 8.92cm)">
          <draw:text-box>
            <text:p text:style-name="P1"><text:span text:style-name="T3">]</text:span></text:p>
          </draw:text-box>
        </draw:frame>
        <draw:frame draw:style-name="gr11" draw:text-style-name="P2" draw:layer="layout" svg:width="1.651cm" svg:height="0.412cm" draw:transform="rotate (1.5707963267949) translate (3.652cm 11.16cm)">
          <draw:text-box>
            <text:p text:style-name="P1"><text:span text:style-name="T3">rate &lt;v&gt;</text:span></text:p>
          </draw:text-box>
        </draw:frame>
        <draw:frame draw:style-name="gr12" draw:text-style-name="P2" draw:layer="layout" svg:width="4.108cm" svg:height="0.823cm" svg:x="6.941cm" svg:y="11.684cm">
          <draw:text-box>
            <text:p text:style-name="P1"><text:span text:style-name="T3">bi</text:span><text:span text:style-name="T3">as </text:span><text:span text:style-name="T3">cu</text:span><text:span text:style-name="T3">rr</text:span><text:span text:style-name="T3">en</text:span><text:span text:style-name="T3">t I </text:span><text:span text:style-name="T3">[ <text:s/></text:span><text:span text:style-name="T5">A/</text:span><text:span text:style-name="T5">c</text:span><text:span text:style-name="T5">m</text:span><text:span text:style-name="T5">²</text:span><text:span text:style-name="T3">]</text:span></text:p>
          </draw:text-box>
        </draw:frame>
        <draw:frame draw:style-name="gr13" draw:text-style-name="P5" draw:layer="layout" svg:width="0.458cm" svg:height="0.318cm" svg:x="9.362cm" svg:y="11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gon draw:style-name="gr14" draw:text-style-name="P6" draw:layer="layout" svg:width="7.419cm" svg:height="4.136cm" svg:x="5.534cm" svg:y="0.254cm" svg:viewBox="0 0 7420 4137" draw:points="0,4137 7420,4137 7420,0 0,0">
          <text:p/>
        </draw:polygon>
        <draw:polygon draw:style-name="gr5" draw:text-style-name="P4" draw:layer="layout" svg:width="0cm" svg:height="0.054cm" svg:x="6.058cm" svg:y="4.39cm" svg:viewBox="0 0 0 55" draw:points="0,0 0,55">
          <text:p/>
        </draw:polygon>
        <draw:line draw:style-name="gr15" draw:text-style-name="P7" draw:layer="layout" svg:x1="6.058cm" svg:y1="4.39cm" svg:x2="6.058cm" svg:y2="4.445cm">
          <text:p/>
        </draw:line>
        <draw:polygon draw:style-name="gr5" draw:text-style-name="P4" draw:layer="layout" svg:width="0cm" svg:height="0.054cm" svg:x="6.995cm" svg:y="4.39cm" svg:viewBox="0 0 0 55" draw:points="0,0 0,55">
          <text:p/>
        </draw:polygon>
        <draw:line draw:style-name="gr15" draw:text-style-name="P7" draw:layer="layout" svg:x1="6.995cm" svg:y1="4.39cm" svg:x2="6.995cm" svg:y2="4.445cm">
          <text:p/>
        </draw:line>
        <draw:polygon draw:style-name="gr5" draw:text-style-name="P4" draw:layer="layout" svg:width="0cm" svg:height="0.054cm" svg:x="7.932cm" svg:y="4.39cm" svg:viewBox="0 0 0 55" draw:points="0,0 0,55">
          <text:p/>
        </draw:polygon>
        <draw:line draw:style-name="gr15" draw:text-style-name="P7" draw:layer="layout" svg:x1="7.932cm" svg:y1="4.39cm" svg:x2="7.932cm" svg:y2="4.445cm">
          <text:p/>
        </draw:line>
        <draw:polygon draw:style-name="gr5" draw:text-style-name="P4" draw:layer="layout" svg:width="0cm" svg:height="0.054cm" svg:x="8.869cm" svg:y="4.39cm" svg:viewBox="0 0 0 55" draw:points="0,0 0,55">
          <text:p/>
        </draw:polygon>
        <draw:line draw:style-name="gr15" draw:text-style-name="P7" draw:layer="layout" svg:x1="8.869cm" svg:y1="4.39cm" svg:x2="8.869cm" svg:y2="4.445cm">
          <text:p/>
        </draw:line>
        <draw:polygon draw:style-name="gr5" draw:text-style-name="P4" draw:layer="layout" svg:width="0cm" svg:height="0.054cm" svg:x="9.806cm" svg:y="4.39cm" svg:viewBox="0 0 0 55" draw:points="0,0 0,55">
          <text:p/>
        </draw:polygon>
        <draw:line draw:style-name="gr15" draw:text-style-name="P7" draw:layer="layout" svg:x1="9.806cm" svg:y1="4.39cm" svg:x2="9.806cm" svg:y2="4.445cm">
          <text:p/>
        </draw:line>
        <draw:polygon draw:style-name="gr5" draw:text-style-name="P4" draw:layer="layout" svg:width="0cm" svg:height="0.054cm" svg:x="10.743cm" svg:y="4.39cm" svg:viewBox="0 0 0 55" draw:points="0,0 0,55">
          <text:p/>
        </draw:polygon>
        <draw:line draw:style-name="gr15" draw:text-style-name="P7" draw:layer="layout" svg:x1="10.743cm" svg:y1="4.39cm" svg:x2="10.743cm" svg:y2="4.445cm">
          <text:p/>
        </draw:line>
        <draw:polygon draw:style-name="gr5" draw:text-style-name="P4" draw:layer="layout" svg:width="0cm" svg:height="0.054cm" svg:x="11.68cm" svg:y="4.39cm" svg:viewBox="0 0 0 55" draw:points="0,0 0,55">
          <text:p/>
        </draw:polygon>
        <draw:line draw:style-name="gr15" draw:text-style-name="P7" draw:layer="layout" svg:x1="11.68cm" svg:y1="4.39cm" svg:x2="11.68cm" svg:y2="4.445cm">
          <text:p/>
        </draw:line>
        <draw:polygon draw:style-name="gr5" draw:text-style-name="P4" draw:layer="layout" svg:width="0cm" svg:height="0.054cm" svg:x="12.616cm" svg:y="4.39cm" svg:viewBox="0 0 0 55" draw:points="0,0 0,55">
          <text:p/>
        </draw:polygon>
        <draw:line draw:style-name="gr15" draw:text-style-name="P7" draw:layer="layout" svg:x1="12.616cm" svg:y1="4.39cm" svg:x2="12.616cm" svg:y2="4.445cm">
          <text:p/>
        </draw:line>
        <draw:polygon draw:style-name="gr5" draw:text-style-name="P4" draw:layer="layout" svg:width="0.072cm" svg:height="0cm" svg:x="5.461cm" svg:y="3.89cm" svg:viewBox="0 0 73 0" draw:points="73,0 0,0">
          <text:p/>
        </draw:polygon>
        <draw:line draw:style-name="gr15" draw:text-style-name="P7" draw:layer="layout" svg:x1="5.534cm" svg:y1="3.89cm" svg:x2="5.461cm" svg:y2="3.89cm">
          <text:p/>
        </draw:line>
        <draw:polygon draw:style-name="gr5" draw:text-style-name="P4" draw:layer="layout" svg:width="0.072cm" svg:height="0cm" svg:x="5.461cm" svg:y="3.212cm" svg:viewBox="0 0 73 0" draw:points="73,0 0,0">
          <text:p/>
        </draw:polygon>
        <draw:line draw:style-name="gr15" draw:text-style-name="P7" draw:layer="layout" svg:x1="5.534cm" svg:y1="3.212cm" svg:x2="5.461cm" svg:y2="3.212cm">
          <text:p/>
        </draw:line>
        <draw:polygon draw:style-name="gr5" draw:text-style-name="P4" draw:layer="layout" svg:width="0.072cm" svg:height="0cm" svg:x="5.461cm" svg:y="2.534cm" svg:viewBox="0 0 73 0" draw:points="73,0 0,0">
          <text:p/>
        </draw:polygon>
        <draw:line draw:style-name="gr15" draw:text-style-name="P7" draw:layer="layout" svg:x1="5.534cm" svg:y1="2.534cm" svg:x2="5.461cm" svg:y2="2.534cm">
          <text:p/>
        </draw:line>
        <draw:polygon draw:style-name="gr5" draw:text-style-name="P4" draw:layer="layout" svg:width="0.072cm" svg:height="0cm" svg:x="5.461cm" svg:y="1.857cm" svg:viewBox="0 0 73 0" draw:points="73,0 0,0">
          <text:p/>
        </draw:polygon>
        <draw:line draw:style-name="gr15" draw:text-style-name="P7" draw:layer="layout" svg:x1="5.534cm" svg:y1="1.857cm" svg:x2="5.461cm" svg:y2="1.857cm">
          <text:p/>
        </draw:line>
        <draw:polygon draw:style-name="gr5" draw:text-style-name="P4" draw:layer="layout" svg:width="0.072cm" svg:height="0cm" svg:x="5.461cm" svg:y="1.179cm" svg:viewBox="0 0 73 0" draw:points="73,0 0,0">
          <text:p/>
        </draw:polygon>
        <draw:line draw:style-name="gr15" draw:text-style-name="P7" draw:layer="layout" svg:x1="5.534cm" svg:y1="1.179cm" svg:x2="5.461cm" svg:y2="1.179cm">
          <text:p/>
        </draw:line>
        <draw:polygon draw:style-name="gr5" draw:text-style-name="P4" draw:layer="layout" svg:width="0.072cm" svg:height="0cm" svg:x="5.461cm" svg:y="0.502cm" svg:viewBox="0 0 73 0" draw:points="73,0 0,0">
          <text:p/>
        </draw:polygon>
        <draw:line draw:style-name="gr15" draw:text-style-name="P7" draw:layer="layout" svg:x1="5.534cm" svg:y1="0.502cm" svg:x2="5.461cm" svg:y2="0.502cm">
          <text:p/>
        </draw:line>
        <draw:polygon draw:style-name="gr5" draw:text-style-name="P4" draw:layer="layout" svg:width="0.041cm" svg:height="0cm" svg:x="5.492cm" svg:y="4.363cm" svg:viewBox="0 0 42 0" draw:points="42,0 0,0">
          <text:p/>
        </draw:polygon>
        <draw:line draw:style-name="gr16" draw:text-style-name="P7" draw:layer="layout" svg:x1="5.534cm" svg:y1="4.363cm" svg:x2="5.492cm" svg:y2="4.363cm">
          <text:p/>
        </draw:line>
        <draw:polygon draw:style-name="gr5" draw:text-style-name="P4" draw:layer="layout" svg:width="0.041cm" svg:height="0cm" svg:x="5.492cm" svg:y="4.244cm" svg:viewBox="0 0 42 0" draw:points="42,0 0,0">
          <text:p/>
        </draw:polygon>
        <draw:line draw:style-name="gr16" draw:text-style-name="P7" draw:layer="layout" svg:x1="5.534cm" svg:y1="4.244cm" svg:x2="5.492cm" svg:y2="4.244cm">
          <text:p/>
        </draw:line>
        <draw:polygon draw:style-name="gr5" draw:text-style-name="P4" draw:layer="layout" svg:width="0.041cm" svg:height="0cm" svg:x="5.492cm" svg:y="4.159cm" svg:viewBox="0 0 42 0" draw:points="42,0 0,0">
          <text:p/>
        </draw:polygon>
        <draw:line draw:style-name="gr16" draw:text-style-name="P7" draw:layer="layout" svg:x1="5.534cm" svg:y1="4.159cm" svg:x2="5.492cm" svg:y2="4.159cm">
          <text:p/>
        </draw:line>
        <draw:polygon draw:style-name="gr5" draw:text-style-name="P4" draw:layer="layout" svg:width="0.041cm" svg:height="0cm" svg:x="5.492cm" svg:y="4.094cm" svg:viewBox="0 0 42 0" draw:points="42,0 0,0">
          <text:p/>
        </draw:polygon>
        <draw:line draw:style-name="gr16" draw:text-style-name="P7" draw:layer="layout" svg:x1="5.534cm" svg:y1="4.094cm" svg:x2="5.492cm" svg:y2="4.094cm">
          <text:p/>
        </draw:line>
        <draw:polygon draw:style-name="gr5" draw:text-style-name="P4" draw:layer="layout" svg:width="0.041cm" svg:height="0cm" svg:x="5.492cm" svg:y="4.04cm" svg:viewBox="0 0 42 0" draw:points="42,0 0,0">
          <text:p/>
        </draw:polygon>
        <draw:line draw:style-name="gr16" draw:text-style-name="P7" draw:layer="layout" svg:x1="5.534cm" svg:y1="4.04cm" svg:x2="5.492cm" svg:y2="4.04cm">
          <text:p/>
        </draw:line>
        <draw:polygon draw:style-name="gr5" draw:text-style-name="P4" draw:layer="layout" svg:width="0.041cm" svg:height="0cm" svg:x="5.492cm" svg:y="3.995cm" svg:viewBox="0 0 42 0" draw:points="42,0 0,0">
          <text:p/>
        </draw:polygon>
        <draw:line draw:style-name="gr16" draw:text-style-name="P7" draw:layer="layout" svg:x1="5.534cm" svg:y1="3.995cm" svg:x2="5.492cm" svg:y2="3.995cm">
          <text:p/>
        </draw:line>
        <draw:polygon draw:style-name="gr5" draw:text-style-name="P4" draw:layer="layout" svg:width="0.041cm" svg:height="0cm" svg:x="5.492cm" svg:y="3.955cm" svg:viewBox="0 0 42 0" draw:points="42,0 0,0">
          <text:p/>
        </draw:polygon>
        <draw:line draw:style-name="gr16" draw:text-style-name="P7" draw:layer="layout" svg:x1="5.534cm" svg:y1="3.955cm" svg:x2="5.492cm" svg:y2="3.955cm">
          <text:p/>
        </draw:line>
        <draw:polygon draw:style-name="gr5" draw:text-style-name="P4" draw:layer="layout" svg:width="0.041cm" svg:height="0cm" svg:x="5.492cm" svg:y="3.921cm" svg:viewBox="0 0 42 0" draw:points="42,0 0,0">
          <text:p/>
        </draw:polygon>
        <draw:line draw:style-name="gr16" draw:text-style-name="P7" draw:layer="layout" svg:x1="5.534cm" svg:y1="3.921cm" svg:x2="5.492cm" svg:y2="3.921cm">
          <text:p/>
        </draw:line>
        <draw:polygon draw:style-name="gr5" draw:text-style-name="P4" draw:layer="layout" svg:width="0.041cm" svg:height="0cm" svg:x="5.492cm" svg:y="3.686cm" svg:viewBox="0 0 42 0" draw:points="42,0 0,0">
          <text:p/>
        </draw:polygon>
        <draw:line draw:style-name="gr16" draw:text-style-name="P7" draw:layer="layout" svg:x1="5.534cm" svg:y1="3.686cm" svg:x2="5.492cm" svg:y2="3.686cm">
          <text:p/>
        </draw:line>
        <draw:polygon draw:style-name="gr5" draw:text-style-name="P4" draw:layer="layout" svg:width="0.041cm" svg:height="0cm" svg:x="5.492cm" svg:y="3.566cm" svg:viewBox="0 0 42 0" draw:points="42,0 0,0">
          <text:p/>
        </draw:polygon>
        <draw:line draw:style-name="gr16" draw:text-style-name="P7" draw:layer="layout" svg:x1="5.534cm" svg:y1="3.566cm" svg:x2="5.492cm" svg:y2="3.566cm">
          <text:p/>
        </draw:line>
        <draw:polygon draw:style-name="gr5" draw:text-style-name="P4" draw:layer="layout" svg:width="0.041cm" svg:height="0cm" svg:x="5.492cm" svg:y="3.482cm" svg:viewBox="0 0 42 0" draw:points="42,0 0,0">
          <text:p/>
        </draw:polygon>
        <draw:line draw:style-name="gr16" draw:text-style-name="P7" draw:layer="layout" svg:x1="5.534cm" svg:y1="3.482cm" svg:x2="5.492cm" svg:y2="3.482cm">
          <text:p/>
        </draw:line>
        <draw:polygon draw:style-name="gr5" draw:text-style-name="P4" draw:layer="layout" svg:width="0.041cm" svg:height="0cm" svg:x="5.492cm" svg:y="3.416cm" svg:viewBox="0 0 42 0" draw:points="42,0 0,0">
          <text:p/>
        </draw:polygon>
        <draw:line draw:style-name="gr16" draw:text-style-name="P7" draw:layer="layout" svg:x1="5.534cm" svg:y1="3.416cm" svg:x2="5.492cm" svg:y2="3.416cm">
          <text:p/>
        </draw:line>
        <draw:polygon draw:style-name="gr5" draw:text-style-name="P4" draw:layer="layout" svg:width="0.041cm" svg:height="0cm" svg:x="5.492cm" svg:y="3.362cm" svg:viewBox="0 0 42 0" draw:points="42,0 0,0">
          <text:p/>
        </draw:polygon>
        <draw:line draw:style-name="gr16" draw:text-style-name="P7" draw:layer="layout" svg:x1="5.534cm" svg:y1="3.362cm" svg:x2="5.492cm" svg:y2="3.362cm">
          <text:p/>
        </draw:line>
        <draw:polygon draw:style-name="gr5" draw:text-style-name="P4" draw:layer="layout" svg:width="0.041cm" svg:height="0cm" svg:x="5.492cm" svg:y="3.317cm" svg:viewBox="0 0 42 0" draw:points="42,0 0,0">
          <text:p/>
        </draw:polygon>
        <draw:line draw:style-name="gr16" draw:text-style-name="P7" draw:layer="layout" svg:x1="5.534cm" svg:y1="3.317cm" svg:x2="5.492cm" svg:y2="3.317cm">
          <text:p/>
        </draw:line>
        <draw:polygon draw:style-name="gr5" draw:text-style-name="P4" draw:layer="layout" svg:width="0.041cm" svg:height="0cm" svg:x="5.492cm" svg:y="3.278cm" svg:viewBox="0 0 42 0" draw:points="42,0 0,0">
          <text:p/>
        </draw:polygon>
        <draw:line draw:style-name="gr16" draw:text-style-name="P7" draw:layer="layout" svg:x1="5.534cm" svg:y1="3.278cm" svg:x2="5.492cm" svg:y2="3.278cm">
          <text:p/>
        </draw:line>
        <draw:polygon draw:style-name="gr5" draw:text-style-name="P4" draw:layer="layout" svg:width="0.041cm" svg:height="0cm" svg:x="5.492cm" svg:y="3.243cm" svg:viewBox="0 0 42 0" draw:points="42,0 0,0">
          <text:p/>
        </draw:polygon>
        <draw:line draw:style-name="gr16" draw:text-style-name="P7" draw:layer="layout" svg:x1="5.534cm" svg:y1="3.243cm" svg:x2="5.492cm" svg:y2="3.243cm">
          <text:p/>
        </draw:line>
        <draw:polygon draw:style-name="gr5" draw:text-style-name="P4" draw:layer="layout" svg:width="0.041cm" svg:height="0cm" svg:x="5.492cm" svg:y="3.008cm" svg:viewBox="0 0 42 0" draw:points="42,0 0,0">
          <text:p/>
        </draw:polygon>
        <draw:line draw:style-name="gr16" draw:text-style-name="P7" draw:layer="layout" svg:x1="5.534cm" svg:y1="3.008cm" svg:x2="5.492cm" svg:y2="3.008cm">
          <text:p/>
        </draw:line>
        <draw:polygon draw:style-name="gr5" draw:text-style-name="P4" draw:layer="layout" svg:width="0.041cm" svg:height="0cm" svg:x="5.492cm" svg:y="2.889cm" svg:viewBox="0 0 42 0" draw:points="42,0 0,0">
          <text:p/>
        </draw:polygon>
        <draw:line draw:style-name="gr16" draw:text-style-name="P7" draw:layer="layout" svg:x1="5.534cm" svg:y1="2.889cm" svg:x2="5.492cm" svg:y2="2.889cm">
          <text:p/>
        </draw:line>
        <draw:polygon draw:style-name="gr5" draw:text-style-name="P4" draw:layer="layout" svg:width="0.041cm" svg:height="0cm" svg:x="5.492cm" svg:y="2.804cm" svg:viewBox="0 0 42 0" draw:points="42,0 0,0">
          <text:p/>
        </draw:polygon>
        <draw:line draw:style-name="gr16" draw:text-style-name="P7" draw:layer="layout" svg:x1="5.534cm" svg:y1="2.804cm" svg:x2="5.492cm" svg:y2="2.804cm">
          <text:p/>
        </draw:line>
        <draw:polygon draw:style-name="gr5" draw:text-style-name="P4" draw:layer="layout" svg:width="0.041cm" svg:height="0cm" svg:x="5.492cm" svg:y="2.738cm" svg:viewBox="0 0 42 0" draw:points="42,0 0,0">
          <text:p/>
        </draw:polygon>
        <draw:line draw:style-name="gr16" draw:text-style-name="P7" draw:layer="layout" svg:x1="5.534cm" svg:y1="2.738cm" svg:x2="5.492cm" svg:y2="2.738cm">
          <text:p/>
        </draw:line>
        <draw:polygon draw:style-name="gr5" draw:text-style-name="P4" draw:layer="layout" svg:width="0.041cm" svg:height="0cm" svg:x="5.492cm" svg:y="2.685cm" svg:viewBox="0 0 42 0" draw:points="42,0 0,0">
          <text:p/>
        </draw:polygon>
        <draw:line draw:style-name="gr16" draw:text-style-name="P7" draw:layer="layout" svg:x1="5.534cm" svg:y1="2.685cm" svg:x2="5.492cm" svg:y2="2.685cm">
          <text:p/>
        </draw:line>
        <draw:polygon draw:style-name="gr5" draw:text-style-name="P4" draw:layer="layout" svg:width="0.041cm" svg:height="0cm" svg:x="5.492cm" svg:y="2.639cm" svg:viewBox="0 0 42 0" draw:points="42,0 0,0">
          <text:p/>
        </draw:polygon>
        <draw:line draw:style-name="gr16" draw:text-style-name="P7" draw:layer="layout" svg:x1="5.534cm" svg:y1="2.639cm" svg:x2="5.492cm" svg:y2="2.639cm">
          <text:p/>
        </draw:line>
        <draw:polygon draw:style-name="gr5" draw:text-style-name="P4" draw:layer="layout" svg:width="0.041cm" svg:height="0cm" svg:x="5.492cm" svg:y="2.6cm" svg:viewBox="0 0 42 0" draw:points="42,0 0,0">
          <text:p/>
        </draw:polygon>
        <draw:line draw:style-name="gr16" draw:text-style-name="P7" draw:layer="layout" svg:x1="5.534cm" svg:y1="2.6cm" svg:x2="5.492cm" svg:y2="2.6cm">
          <text:p/>
        </draw:line>
        <draw:polygon draw:style-name="gr5" draw:text-style-name="P4" draw:layer="layout" svg:width="0.041cm" svg:height="0cm" svg:x="5.492cm" svg:y="2.566cm" svg:viewBox="0 0 42 0" draw:points="42,0 0,0">
          <text:p/>
        </draw:polygon>
        <draw:line draw:style-name="gr16" draw:text-style-name="P7" draw:layer="layout" svg:x1="5.534cm" svg:y1="2.566cm" svg:x2="5.492cm" svg:y2="2.566cm">
          <text:p/>
        </draw:line>
        <draw:polygon draw:style-name="gr5" draw:text-style-name="P4" draw:layer="layout" svg:width="0.041cm" svg:height="0cm" svg:x="5.492cm" svg:y="2.33cm" svg:viewBox="0 0 42 0" draw:points="42,0 0,0">
          <text:p/>
        </draw:polygon>
        <draw:line draw:style-name="gr16" draw:text-style-name="P7" draw:layer="layout" svg:x1="5.534cm" svg:y1="2.33cm" svg:x2="5.492cm" svg:y2="2.33cm">
          <text:p/>
        </draw:line>
        <draw:polygon draw:style-name="gr5" draw:text-style-name="P4" draw:layer="layout" svg:width="0.041cm" svg:height="0cm" svg:x="5.492cm" svg:y="2.211cm" svg:viewBox="0 0 42 0" draw:points="42,0 0,0">
          <text:p/>
        </draw:polygon>
        <draw:line draw:style-name="gr16" draw:text-style-name="P7" draw:layer="layout" svg:x1="5.534cm" svg:y1="2.211cm" svg:x2="5.492cm" svg:y2="2.211cm">
          <text:p/>
        </draw:line>
        <draw:polygon draw:style-name="gr5" draw:text-style-name="P4" draw:layer="layout" svg:width="0.041cm" svg:height="0cm" svg:x="5.492cm" svg:y="2.126cm" svg:viewBox="0 0 42 0" draw:points="42,0 0,0">
          <text:p/>
        </draw:polygon>
        <draw:line draw:style-name="gr16" draw:text-style-name="P7" draw:layer="layout" svg:x1="5.534cm" svg:y1="2.126cm" svg:x2="5.492cm" svg:y2="2.126cm">
          <text:p/>
        </draw:line>
        <draw:polygon draw:style-name="gr5" draw:text-style-name="P4" draw:layer="layout" svg:width="0.041cm" svg:height="0cm" svg:x="5.492cm" svg:y="2.061cm" svg:viewBox="0 0 42 0" draw:points="42,0 0,0">
          <text:p/>
        </draw:polygon>
        <draw:line draw:style-name="gr16" draw:text-style-name="P7" draw:layer="layout" svg:x1="5.534cm" svg:y1="2.061cm" svg:x2="5.492cm" svg:y2="2.061cm">
          <text:p/>
        </draw:line>
        <draw:polygon draw:style-name="gr5" draw:text-style-name="P4" draw:layer="layout" svg:width="0.041cm" svg:height="0cm" svg:x="5.492cm" svg:y="2.007cm" svg:viewBox="0 0 42 0" draw:points="42,0 0,0">
          <text:p/>
        </draw:polygon>
        <draw:line draw:style-name="gr16" draw:text-style-name="P7" draw:layer="layout" svg:x1="5.534cm" svg:y1="2.007cm" svg:x2="5.492cm" svg:y2="2.007cm">
          <text:p/>
        </draw:line>
        <draw:polygon draw:style-name="gr5" draw:text-style-name="P4" draw:layer="layout" svg:width="0.041cm" svg:height="0cm" svg:x="5.492cm" svg:y="1.962cm" svg:viewBox="0 0 42 0" draw:points="42,0 0,0">
          <text:p/>
        </draw:polygon>
        <draw:line draw:style-name="gr16" draw:text-style-name="P7" draw:layer="layout" svg:x1="5.534cm" svg:y1="1.962cm" svg:x2="5.492cm" svg:y2="1.962cm">
          <text:p/>
        </draw:line>
        <draw:polygon draw:style-name="gr5" draw:text-style-name="P4" draw:layer="layout" svg:width="0.041cm" svg:height="0cm" svg:x="5.492cm" svg:y="1.923cm" svg:viewBox="0 0 42 0" draw:points="42,0 0,0">
          <text:p/>
        </draw:polygon>
        <draw:line draw:style-name="gr16" draw:text-style-name="P7" draw:layer="layout" svg:x1="5.534cm" svg:y1="1.923cm" svg:x2="5.492cm" svg:y2="1.923cm">
          <text:p/>
        </draw:line>
        <draw:polygon draw:style-name="gr5" draw:text-style-name="P4" draw:layer="layout" svg:width="0.041cm" svg:height="0cm" svg:x="5.492cm" svg:y="1.888cm" svg:viewBox="0 0 42 0" draw:points="42,0 0,0">
          <text:p/>
        </draw:polygon>
        <draw:line draw:style-name="gr16" draw:text-style-name="P7" draw:layer="layout" svg:x1="5.534cm" svg:y1="1.888cm" svg:x2="5.492cm" svg:y2="1.888cm">
          <text:p/>
        </draw:line>
        <draw:polygon draw:style-name="gr5" draw:text-style-name="P4" draw:layer="layout" svg:width="0.041cm" svg:height="0cm" svg:x="5.492cm" svg:y="1.653cm" svg:viewBox="0 0 42 0" draw:points="42,0 0,0">
          <text:p/>
        </draw:polygon>
        <draw:line draw:style-name="gr16" draw:text-style-name="P7" draw:layer="layout" svg:x1="5.534cm" svg:y1="1.653cm" svg:x2="5.492cm" svg:y2="1.653cm">
          <text:p/>
        </draw:line>
        <draw:polygon draw:style-name="gr5" draw:text-style-name="P4" draw:layer="layout" svg:width="0.041cm" svg:height="0cm" svg:x="5.492cm" svg:y="1.534cm" svg:viewBox="0 0 42 0" draw:points="42,0 0,0">
          <text:p/>
        </draw:polygon>
        <draw:line draw:style-name="gr16" draw:text-style-name="P7" draw:layer="layout" svg:x1="5.534cm" svg:y1="1.534cm" svg:x2="5.492cm" svg:y2="1.534cm">
          <text:p/>
        </draw:line>
        <draw:polygon draw:style-name="gr5" draw:text-style-name="P4" draw:layer="layout" svg:width="0.041cm" svg:height="0cm" svg:x="5.492cm" svg:y="1.449cm" svg:viewBox="0 0 42 0" draw:points="42,0 0,0">
          <text:p/>
        </draw:polygon>
        <draw:line draw:style-name="gr16" draw:text-style-name="P7" draw:layer="layout" svg:x1="5.534cm" svg:y1="1.449cm" svg:x2="5.492cm" svg:y2="1.449cm">
          <text:p/>
        </draw:line>
        <draw:polygon draw:style-name="gr5" draw:text-style-name="P4" draw:layer="layout" svg:width="0.041cm" svg:height="0cm" svg:x="5.492cm" svg:y="1.383cm" svg:viewBox="0 0 42 0" draw:points="42,0 0,0">
          <text:p/>
        </draw:polygon>
        <draw:line draw:style-name="gr16" draw:text-style-name="P7" draw:layer="layout" svg:x1="5.534cm" svg:y1="1.383cm" svg:x2="5.492cm" svg:y2="1.383cm">
          <text:p/>
        </draw:line>
        <draw:polygon draw:style-name="gr5" draw:text-style-name="P4" draw:layer="layout" svg:width="0.041cm" svg:height="0cm" svg:x="5.492cm" svg:y="1.33cm" svg:viewBox="0 0 42 0" draw:points="42,0 0,0">
          <text:p/>
        </draw:polygon>
        <draw:line draw:style-name="gr16" draw:text-style-name="P7" draw:layer="layout" svg:x1="5.534cm" svg:y1="1.33cm" svg:x2="5.492cm" svg:y2="1.33cm">
          <text:p/>
        </draw:line>
        <draw:polygon draw:style-name="gr5" draw:text-style-name="P4" draw:layer="layout" svg:width="0.041cm" svg:height="0cm" svg:x="5.492cm" svg:y="1.284cm" svg:viewBox="0 0 42 0" draw:points="42,0 0,0">
          <text:p/>
        </draw:polygon>
        <draw:line draw:style-name="gr16" draw:text-style-name="P7" draw:layer="layout" svg:x1="5.534cm" svg:y1="1.284cm" svg:x2="5.492cm" svg:y2="1.284cm">
          <text:p/>
        </draw:line>
        <draw:polygon draw:style-name="gr5" draw:text-style-name="P4" draw:layer="layout" svg:width="0.041cm" svg:height="0cm" svg:x="5.492cm" svg:y="1.245cm" svg:viewBox="0 0 42 0" draw:points="42,0 0,0">
          <text:p/>
        </draw:polygon>
        <draw:line draw:style-name="gr16" draw:text-style-name="P7" draw:layer="layout" svg:x1="5.534cm" svg:y1="1.245cm" svg:x2="5.492cm" svg:y2="1.245cm">
          <text:p/>
        </draw:line>
        <draw:polygon draw:style-name="gr5" draw:text-style-name="P4" draw:layer="layout" svg:width="0.041cm" svg:height="0cm" svg:x="5.492cm" svg:y="1.21cm" svg:viewBox="0 0 42 0" draw:points="42,0 0,0">
          <text:p/>
        </draw:polygon>
        <draw:line draw:style-name="gr16" draw:text-style-name="P7" draw:layer="layout" svg:x1="5.534cm" svg:y1="1.21cm" svg:x2="5.492cm" svg:y2="1.21cm">
          <text:p/>
        </draw:line>
        <draw:polygon draw:style-name="gr5" draw:text-style-name="P4" draw:layer="layout" svg:width="0.041cm" svg:height="0cm" svg:x="5.492cm" svg:y="0.975cm" svg:viewBox="0 0 42 0" draw:points="42,0 0,0">
          <text:p/>
        </draw:polygon>
        <draw:line draw:style-name="gr16" draw:text-style-name="P7" draw:layer="layout" svg:x1="5.534cm" svg:y1="0.975cm" svg:x2="5.492cm" svg:y2="0.975cm">
          <text:p/>
        </draw:line>
        <draw:polygon draw:style-name="gr5" draw:text-style-name="P4" draw:layer="layout" svg:width="0.041cm" svg:height="0cm" svg:x="5.492cm" svg:y="0.856cm" svg:viewBox="0 0 42 0" draw:points="42,0 0,0">
          <text:p/>
        </draw:polygon>
        <draw:line draw:style-name="gr16" draw:text-style-name="P7" draw:layer="layout" svg:x1="5.534cm" svg:y1="0.856cm" svg:x2="5.492cm" svg:y2="0.856cm">
          <text:p/>
        </draw:line>
        <draw:polygon draw:style-name="gr5" draw:text-style-name="P4" draw:layer="layout" svg:width="0.041cm" svg:height="0cm" svg:x="5.492cm" svg:y="0.771cm" svg:viewBox="0 0 42 0" draw:points="42,0 0,0">
          <text:p/>
        </draw:polygon>
        <draw:line draw:style-name="gr16" draw:text-style-name="P7" draw:layer="layout" svg:x1="5.534cm" svg:y1="0.771cm" svg:x2="5.492cm" svg:y2="0.771cm">
          <text:p/>
        </draw:line>
        <draw:polygon draw:style-name="gr5" draw:text-style-name="P4" draw:layer="layout" svg:width="0.041cm" svg:height="0cm" svg:x="5.492cm" svg:y="0.706cm" svg:viewBox="0 0 42 0" draw:points="42,0 0,0">
          <text:p/>
        </draw:polygon>
        <draw:line draw:style-name="gr16" draw:text-style-name="P7" draw:layer="layout" svg:x1="5.534cm" svg:y1="0.706cm" svg:x2="5.492cm" svg:y2="0.706cm">
          <text:p/>
        </draw:line>
        <draw:polygon draw:style-name="gr5" draw:text-style-name="P4" draw:layer="layout" svg:width="0.041cm" svg:height="0cm" svg:x="5.492cm" svg:y="0.652cm" svg:viewBox="0 0 42 0" draw:points="42,0 0,0">
          <text:p/>
        </draw:polygon>
        <draw:line draw:style-name="gr16" draw:text-style-name="P7" draw:layer="layout" svg:x1="5.534cm" svg:y1="0.652cm" svg:x2="5.492cm" svg:y2="0.652cm">
          <text:p/>
        </draw:line>
        <draw:polygon draw:style-name="gr5" draw:text-style-name="P4" draw:layer="layout" svg:width="0.041cm" svg:height="0cm" svg:x="5.492cm" svg:y="0.607cm" svg:viewBox="0 0 42 0" draw:points="42,0 0,0">
          <text:p/>
        </draw:polygon>
        <draw:line draw:style-name="gr16" draw:text-style-name="P7" draw:layer="layout" svg:x1="5.534cm" svg:y1="0.607cm" svg:x2="5.492cm" svg:y2="0.607cm">
          <text:p/>
        </draw:line>
        <draw:polygon draw:style-name="gr5" draw:text-style-name="P4" draw:layer="layout" svg:width="0.041cm" svg:height="0cm" svg:x="5.492cm" svg:y="0.567cm" svg:viewBox="0 0 42 0" draw:points="42,0 0,0">
          <text:p/>
        </draw:polygon>
        <draw:line draw:style-name="gr16" draw:text-style-name="P7" draw:layer="layout" svg:x1="5.534cm" svg:y1="0.567cm" svg:x2="5.492cm" svg:y2="0.567cm">
          <text:p/>
        </draw:line>
        <draw:polygon draw:style-name="gr5" draw:text-style-name="P4" draw:layer="layout" svg:width="0.041cm" svg:height="0cm" svg:x="5.492cm" svg:y="0.532cm" svg:viewBox="0 0 42 0" draw:points="42,0 0,0">
          <text:p/>
        </draw:polygon>
        <draw:line draw:style-name="gr16" draw:text-style-name="P7" draw:layer="layout" svg:x1="5.534cm" svg:y1="0.532cm" svg:x2="5.492cm" svg:y2="0.532cm">
          <text:p/>
        </draw:line>
        <draw:polygon draw:style-name="gr5" draw:text-style-name="P4" draw:layer="layout" svg:width="0.041cm" svg:height="0cm" svg:x="5.492cm" svg:y="0.298cm" svg:viewBox="0 0 42 0" draw:points="42,0 0,0">
          <text:p/>
        </draw:polygon>
        <draw:line draw:style-name="gr16" draw:text-style-name="P7" draw:layer="layout" svg:x1="5.534cm" svg:y1="0.298cm" svg:x2="5.492cm" svg:y2="0.298cm">
          <text:p/>
        </draw:line>
        <draw:polyline draw:style-name="gr17" draw:text-style-name="P7" draw:layer="layout" svg:width="6.745cm" svg:height="3.76cm" svg:x="5.871cm" svg:y="0.442cm" svg:viewBox="0 0 6746 3761" draw:points="0,3761 750,2994 1499,1792 2249,726 2998,0 3748,540 4498,1628 5247,2812 5997,3556 6746,3536">
          <text:p/>
        </draw:polyline>
        <draw:polyline draw:style-name="gr18" draw:text-style-name="P7" draw:layer="layout" svg:width="6.745cm" svg:height="3.191cm" svg:x="5.871cm" svg:y="0.857cm" svg:viewBox="0 0 6746 3192" draw:points="0,2881 750,1998 1499,1043 2249,266 2998,0 3748,631 4498,1576 5247,2487 5997,3037 6746,3192">
          <text:p/>
        </draw:polyline>
        <draw:polyline draw:style-name="gr19" draw:text-style-name="P7" draw:layer="layout" svg:width="6.745cm" svg:height="2.869cm" svg:x="5.871cm" svg:y="1.079cm" svg:viewBox="0 0 6746 2870" draw:points="0,2181 750,1449 1499,705 2249,0 2998,186 3748,826 4498,1418 5247,2302 5997,2695 6746,2870">
          <text:p/>
        </draw:polyline>
        <draw:polyline draw:style-name="gr20" draw:text-style-name="P7" draw:layer="layout" svg:width="6.745cm" svg:height="2.267cm" svg:x="5.871cm" svg:y="1.547cm" svg:viewBox="0 0 6746 2268" draw:points="0,1106 750,585 1499,125 2249,0 2998,157 3748,605 4498,1205 5247,1741 5997,2036 6746,2268">
          <text:p/>
        </draw:polyline>
        <draw:polyline draw:style-name="gr21" draw:text-style-name="P7" draw:layer="layout" svg:width="6.745cm" svg:height="2.063cm" svg:x="5.871cm" svg:y="1.666cm" svg:viewBox="0 0 6746 2064" draw:points="0,653 750,346 1499,0 2249,82 2998,413 3748,729 4498,1160 5247,1584 5997,1928 6746,2064">
          <text:p/>
        </draw:polyline>
        <draw:line draw:style-name="gr22" draw:text-style-name="P7" draw:layer="layout" svg:x1="5.534cm" svg:y1="4.39cm" svg:x2="5.534cm" svg:y2="0.254cm">
          <text:p/>
        </draw:line>
        <draw:line draw:style-name="gr22" draw:text-style-name="P7" draw:layer="layout" svg:x1="12.953cm" svg:y1="4.39cm" svg:x2="12.953cm" svg:y2="0.254cm">
          <text:p/>
        </draw:line>
        <draw:line draw:style-name="gr22" draw:text-style-name="P7" draw:layer="layout" svg:x1="5.534cm" svg:y1="4.39cm" svg:x2="12.953cm" svg:y2="4.39cm">
          <text:p/>
        </draw:line>
        <draw:line draw:style-name="gr22" draw:text-style-name="P7" draw:layer="layout" svg:x1="5.534cm" svg:y1="0.254cm" svg:x2="12.953cm" svg:y2="0.254cm">
          <text:p/>
        </draw:line>
        <draw:frame draw:style-name="gr23" draw:text-style-name="P2" draw:layer="layout" svg:width="0.451cm" svg:height="0.412cm" svg:x="4.509cm" svg:y="3.78cm">
          <draw:text-box>
            <text:p text:style-name="P1"><text:span text:style-name="T3">10</text:span></text:p>
          </draw:text-box>
        </draw:frame>
        <draw:frame draw:style-name="gr24" draw:text-style-name="P3" draw:layer="layout" svg:width="0.246cm" svg:height="0.289cm" svg:x="4.961cm" svg:y="3.765cm">
          <draw:text-box>
            <text:p text:style-name="P1"><text:span text:style-name="T4">1</text:span></text:p>
          </draw:text-box>
        </draw:frame>
        <draw:frame draw:style-name="gr23" draw:text-style-name="P2" draw:layer="layout" svg:width="0.451cm" svg:height="0.412cm" svg:x="4.509cm" svg:y="2.423cm">
          <draw:text-box>
            <text:p text:style-name="P1"><text:span text:style-name="T3">10</text:span></text:p>
          </draw:text-box>
        </draw:frame>
        <draw:frame draw:style-name="gr24" draw:text-style-name="P3" draw:layer="layout" svg:width="0.246cm" svg:height="0.289cm" svg:x="4.961cm" svg:y="2.408cm">
          <draw:text-box>
            <text:p text:style-name="P1"><text:span text:style-name="T4">3</text:span></text:p>
          </draw:text-box>
        </draw:frame>
        <draw:frame draw:style-name="gr23" draw:text-style-name="P2" draw:layer="layout" svg:width="0.451cm" svg:height="0.412cm" svg:x="4.509cm" svg:y="1.078cm">
          <draw:text-box>
            <text:p text:style-name="P1"><text:span text:style-name="T3">10</text:span></text:p>
          </draw:text-box>
        </draw:frame>
        <draw:frame draw:style-name="gr24" draw:text-style-name="P3" draw:layer="layout" svg:width="0.246cm" svg:height="0.289cm" svg:x="4.961cm" svg:y="1.063cm">
          <draw:text-box>
            <text:p text:style-name="P1"><text:span text:style-name="T4">5</text:span></text:p>
          </draw:text-box>
        </draw:frame>
        <draw:polygon draw:style-name="gr14" draw:text-style-name="P6" draw:layer="layout" svg:width="7.419cm" svg:height="4.136cm" svg:x="5.534cm" svg:y="4.445cm" svg:viewBox="0 0 7420 4137" draw:points="0,4137 7420,4137 7420,0 0,0">
          <text:p/>
        </draw:polygon>
        <draw:polygon draw:style-name="gr5" draw:text-style-name="P4" draw:layer="layout" svg:width="0cm" svg:height="0.054cm" svg:x="6.058cm" svg:y="8.581cm" svg:viewBox="0 0 0 55" draw:points="0,0 0,55">
          <text:p/>
        </draw:polygon>
        <draw:line draw:style-name="gr15" draw:text-style-name="P7" draw:layer="layout" svg:x1="6.058cm" svg:y1="8.581cm" svg:x2="6.058cm" svg:y2="8.636cm">
          <text:p/>
        </draw:line>
        <draw:polygon draw:style-name="gr5" draw:text-style-name="P4" draw:layer="layout" svg:width="0cm" svg:height="0.054cm" svg:x="6.995cm" svg:y="8.581cm" svg:viewBox="0 0 0 55" draw:points="0,0 0,55">
          <text:p/>
        </draw:polygon>
        <draw:line draw:style-name="gr15" draw:text-style-name="P7" draw:layer="layout" svg:x1="6.995cm" svg:y1="8.581cm" svg:x2="6.995cm" svg:y2="8.636cm">
          <text:p/>
        </draw:line>
        <draw:polygon draw:style-name="gr5" draw:text-style-name="P4" draw:layer="layout" svg:width="0cm" svg:height="0.054cm" svg:x="7.932cm" svg:y="8.581cm" svg:viewBox="0 0 0 55" draw:points="0,0 0,55">
          <text:p/>
        </draw:polygon>
        <draw:line draw:style-name="gr15" draw:text-style-name="P7" draw:layer="layout" svg:x1="7.932cm" svg:y1="8.581cm" svg:x2="7.932cm" svg:y2="8.636cm">
          <text:p/>
        </draw:line>
        <draw:polygon draw:style-name="gr5" draw:text-style-name="P4" draw:layer="layout" svg:width="0cm" svg:height="0.054cm" svg:x="8.869cm" svg:y="8.581cm" svg:viewBox="0 0 0 55" draw:points="0,0 0,55">
          <text:p/>
        </draw:polygon>
        <draw:line draw:style-name="gr15" draw:text-style-name="P7" draw:layer="layout" svg:x1="8.869cm" svg:y1="8.581cm" svg:x2="8.869cm" svg:y2="8.636cm">
          <text:p/>
        </draw:line>
        <draw:polygon draw:style-name="gr5" draw:text-style-name="P4" draw:layer="layout" svg:width="0cm" svg:height="0.054cm" svg:x="9.806cm" svg:y="8.581cm" svg:viewBox="0 0 0 55" draw:points="0,0 0,55">
          <text:p/>
        </draw:polygon>
        <draw:line draw:style-name="gr15" draw:text-style-name="P7" draw:layer="layout" svg:x1="9.806cm" svg:y1="8.581cm" svg:x2="9.806cm" svg:y2="8.636cm">
          <text:p/>
        </draw:line>
        <draw:polygon draw:style-name="gr5" draw:text-style-name="P4" draw:layer="layout" svg:width="0cm" svg:height="0.054cm" svg:x="10.743cm" svg:y="8.581cm" svg:viewBox="0 0 0 55" draw:points="0,0 0,55">
          <text:p/>
        </draw:polygon>
        <draw:line draw:style-name="gr15" draw:text-style-name="P7" draw:layer="layout" svg:x1="10.743cm" svg:y1="8.581cm" svg:x2="10.743cm" svg:y2="8.636cm">
          <text:p/>
        </draw:line>
        <draw:polygon draw:style-name="gr5" draw:text-style-name="P4" draw:layer="layout" svg:width="0cm" svg:height="0.054cm" svg:x="11.68cm" svg:y="8.581cm" svg:viewBox="0 0 0 55" draw:points="0,0 0,55">
          <text:p/>
        </draw:polygon>
        <draw:line draw:style-name="gr15" draw:text-style-name="P7" draw:layer="layout" svg:x1="11.68cm" svg:y1="8.581cm" svg:x2="11.68cm" svg:y2="8.636cm">
          <text:p/>
        </draw:line>
        <draw:polygon draw:style-name="gr5" draw:text-style-name="P4" draw:layer="layout" svg:width="0cm" svg:height="0.054cm" svg:x="12.616cm" svg:y="8.581cm" svg:viewBox="0 0 0 55" draw:points="0,0 0,55">
          <text:p/>
        </draw:polygon>
        <draw:line draw:style-name="gr15" draw:text-style-name="P7" draw:layer="layout" svg:x1="12.616cm" svg:y1="8.581cm" svg:x2="12.616cm" svg:y2="8.636cm">
          <text:p/>
        </draw:line>
        <draw:polygon draw:style-name="gr5" draw:text-style-name="P4" draw:layer="layout" svg:width="0.072cm" svg:height="0cm" svg:x="5.461cm" svg:y="8.041cm" svg:viewBox="0 0 73 0" draw:points="73,0 0,0">
          <text:p/>
        </draw:polygon>
        <draw:line draw:style-name="gr15" draw:text-style-name="P7" draw:layer="layout" svg:x1="5.534cm" svg:y1="8.041cm" svg:x2="5.461cm" svg:y2="8.041cm">
          <text:p/>
        </draw:line>
        <draw:polygon draw:style-name="gr5" draw:text-style-name="P4" draw:layer="layout" svg:width="0.072cm" svg:height="0cm" svg:x="5.461cm" svg:y="7.385cm" svg:viewBox="0 0 73 0" draw:points="73,0 0,0">
          <text:p/>
        </draw:polygon>
        <draw:line draw:style-name="gr15" draw:text-style-name="P7" draw:layer="layout" svg:x1="5.534cm" svg:y1="7.385cm" svg:x2="5.461cm" svg:y2="7.385cm">
          <text:p/>
        </draw:line>
        <draw:polygon draw:style-name="gr5" draw:text-style-name="P4" draw:layer="layout" svg:width="0.072cm" svg:height="0cm" svg:x="5.461cm" svg:y="6.728cm" svg:viewBox="0 0 73 0" draw:points="73,0 0,0">
          <text:p/>
        </draw:polygon>
        <draw:line draw:style-name="gr15" draw:text-style-name="P7" draw:layer="layout" svg:x1="5.534cm" svg:y1="6.728cm" svg:x2="5.461cm" svg:y2="6.728cm">
          <text:p/>
        </draw:line>
        <draw:polygon draw:style-name="gr5" draw:text-style-name="P4" draw:layer="layout" svg:width="0.072cm" svg:height="0cm" svg:x="5.461cm" svg:y="6.072cm" svg:viewBox="0 0 73 0" draw:points="73,0 0,0">
          <text:p/>
        </draw:polygon>
        <draw:line draw:style-name="gr15" draw:text-style-name="P7" draw:layer="layout" svg:x1="5.534cm" svg:y1="6.072cm" svg:x2="5.461cm" svg:y2="6.072cm">
          <text:p/>
        </draw:line>
        <draw:polygon draw:style-name="gr5" draw:text-style-name="P4" draw:layer="layout" svg:width="0.072cm" svg:height="0cm" svg:x="5.461cm" svg:y="5.415cm" svg:viewBox="0 0 73 0" draw:points="73,0 0,0">
          <text:p/>
        </draw:polygon>
        <draw:line draw:style-name="gr15" draw:text-style-name="P7" draw:layer="layout" svg:x1="5.534cm" svg:y1="5.415cm" svg:x2="5.461cm" svg:y2="5.415cm">
          <text:p/>
        </draw:line>
        <draw:polygon draw:style-name="gr5" draw:text-style-name="P4" draw:layer="layout" svg:width="0.072cm" svg:height="0cm" svg:x="5.461cm" svg:y="4.759cm" svg:viewBox="0 0 73 0" draw:points="73,0 0,0">
          <text:p/>
        </draw:polygon>
        <draw:line draw:style-name="gr15" draw:text-style-name="P7" draw:layer="layout" svg:x1="5.534cm" svg:y1="4.759cm" svg:x2="5.461cm" svg:y2="4.759cm">
          <text:p/>
        </draw:line>
        <draw:polygon draw:style-name="gr5" draw:text-style-name="P4" draw:layer="layout" svg:width="0.041cm" svg:height="0cm" svg:x="5.492cm" svg:y="8.5cm" svg:viewBox="0 0 42 0" draw:points="42,0 0,0">
          <text:p/>
        </draw:polygon>
        <draw:line draw:style-name="gr16" draw:text-style-name="P7" draw:layer="layout" svg:x1="5.534cm" svg:y1="8.5cm" svg:x2="5.492cm" svg:y2="8.5cm">
          <text:p/>
        </draw:line>
        <draw:polygon draw:style-name="gr5" draw:text-style-name="P4" draw:layer="layout" svg:width="0.041cm" svg:height="0cm" svg:x="5.492cm" svg:y="8.384cm" svg:viewBox="0 0 42 0" draw:points="42,0 0,0">
          <text:p/>
        </draw:polygon>
        <draw:line draw:style-name="gr16" draw:text-style-name="P7" draw:layer="layout" svg:x1="5.534cm" svg:y1="8.384cm" svg:x2="5.492cm" svg:y2="8.384cm">
          <text:p/>
        </draw:line>
        <draw:polygon draw:style-name="gr5" draw:text-style-name="P4" draw:layer="layout" svg:width="0.041cm" svg:height="0cm" svg:x="5.492cm" svg:y="8.302cm" svg:viewBox="0 0 42 0" draw:points="42,0 0,0">
          <text:p/>
        </draw:polygon>
        <draw:line draw:style-name="gr16" draw:text-style-name="P7" draw:layer="layout" svg:x1="5.534cm" svg:y1="8.302cm" svg:x2="5.492cm" svg:y2="8.302cm">
          <text:p/>
        </draw:line>
        <draw:polygon draw:style-name="gr5" draw:text-style-name="P4" draw:layer="layout" svg:width="0.041cm" svg:height="0cm" svg:x="5.492cm" svg:y="8.239cm" svg:viewBox="0 0 42 0" draw:points="42,0 0,0">
          <text:p/>
        </draw:polygon>
        <draw:line draw:style-name="gr16" draw:text-style-name="P7" draw:layer="layout" svg:x1="5.534cm" svg:y1="8.239cm" svg:x2="5.492cm" svg:y2="8.239cm">
          <text:p/>
        </draw:line>
        <draw:polygon draw:style-name="gr5" draw:text-style-name="P4" draw:layer="layout" svg:width="0.041cm" svg:height="0cm" svg:x="5.492cm" svg:y="8.187cm" svg:viewBox="0 0 42 0" draw:points="42,0 0,0">
          <text:p/>
        </draw:polygon>
        <draw:line draw:style-name="gr16" draw:text-style-name="P7" draw:layer="layout" svg:x1="5.534cm" svg:y1="8.187cm" svg:x2="5.492cm" svg:y2="8.187cm">
          <text:p/>
        </draw:line>
        <draw:polygon draw:style-name="gr5" draw:text-style-name="P4" draw:layer="layout" svg:width="0.041cm" svg:height="0cm" svg:x="5.492cm" svg:y="8.143cm" svg:viewBox="0 0 42 0" draw:points="42,0 0,0">
          <text:p/>
        </draw:polygon>
        <draw:line draw:style-name="gr16" draw:text-style-name="P7" draw:layer="layout" svg:x1="5.534cm" svg:y1="8.143cm" svg:x2="5.492cm" svg:y2="8.143cm">
          <text:p/>
        </draw:line>
        <draw:polygon draw:style-name="gr5" draw:text-style-name="P4" draw:layer="layout" svg:width="0.041cm" svg:height="0cm" svg:x="5.492cm" svg:y="8.105cm" svg:viewBox="0 0 42 0" draw:points="42,0 0,0">
          <text:p/>
        </draw:polygon>
        <draw:line draw:style-name="gr16" draw:text-style-name="P7" draw:layer="layout" svg:x1="5.534cm" svg:y1="8.105cm" svg:x2="5.492cm" svg:y2="8.105cm">
          <text:p/>
        </draw:line>
        <draw:polygon draw:style-name="gr5" draw:text-style-name="P4" draw:layer="layout" svg:width="0.041cm" svg:height="0cm" svg:x="5.492cm" svg:y="8.071cm" svg:viewBox="0 0 42 0" draw:points="42,0 0,0">
          <text:p/>
        </draw:polygon>
        <draw:line draw:style-name="gr16" draw:text-style-name="P7" draw:layer="layout" svg:x1="5.534cm" svg:y1="8.071cm" svg:x2="5.492cm" svg:y2="8.071cm">
          <text:p/>
        </draw:line>
        <draw:polygon draw:style-name="gr5" draw:text-style-name="P4" draw:layer="layout" svg:width="0.041cm" svg:height="0cm" svg:x="5.492cm" svg:y="7.843cm" svg:viewBox="0 0 42 0" draw:points="42,0 0,0">
          <text:p/>
        </draw:polygon>
        <draw:line draw:style-name="gr16" draw:text-style-name="P7" draw:layer="layout" svg:x1="5.534cm" svg:y1="7.843cm" svg:x2="5.492cm" svg:y2="7.843cm">
          <text:p/>
        </draw:line>
        <draw:polygon draw:style-name="gr5" draw:text-style-name="P4" draw:layer="layout" svg:width="0.041cm" svg:height="0cm" svg:x="5.492cm" svg:y="7.728cm" svg:viewBox="0 0 42 0" draw:points="42,0 0,0">
          <text:p/>
        </draw:polygon>
        <draw:line draw:style-name="gr16" draw:text-style-name="P7" draw:layer="layout" svg:x1="5.534cm" svg:y1="7.728cm" svg:x2="5.492cm" svg:y2="7.728cm">
          <text:p/>
        </draw:line>
        <draw:polygon draw:style-name="gr5" draw:text-style-name="P4" draw:layer="layout" svg:width="0.041cm" svg:height="0cm" svg:x="5.492cm" svg:y="7.646cm" svg:viewBox="0 0 42 0" draw:points="42,0 0,0">
          <text:p/>
        </draw:polygon>
        <draw:line draw:style-name="gr16" draw:text-style-name="P7" draw:layer="layout" svg:x1="5.534cm" svg:y1="7.646cm" svg:x2="5.492cm" svg:y2="7.646cm">
          <text:p/>
        </draw:line>
        <draw:polygon draw:style-name="gr5" draw:text-style-name="P4" draw:layer="layout" svg:width="0.041cm" svg:height="0cm" svg:x="5.492cm" svg:y="7.582cm" svg:viewBox="0 0 42 0" draw:points="42,0 0,0">
          <text:p/>
        </draw:polygon>
        <draw:line draw:style-name="gr16" draw:text-style-name="P7" draw:layer="layout" svg:x1="5.534cm" svg:y1="7.582cm" svg:x2="5.492cm" svg:y2="7.582cm">
          <text:p/>
        </draw:line>
        <draw:polygon draw:style-name="gr5" draw:text-style-name="P4" draw:layer="layout" svg:width="0.041cm" svg:height="0cm" svg:x="5.492cm" svg:y="7.53cm" svg:viewBox="0 0 42 0" draw:points="42,0 0,0">
          <text:p/>
        </draw:polygon>
        <draw:line draw:style-name="gr16" draw:text-style-name="P7" draw:layer="layout" svg:x1="5.534cm" svg:y1="7.53cm" svg:x2="5.492cm" svg:y2="7.53cm">
          <text:p/>
        </draw:line>
        <draw:polygon draw:style-name="gr5" draw:text-style-name="P4" draw:layer="layout" svg:width="0.041cm" svg:height="0cm" svg:x="5.492cm" svg:y="7.486cm" svg:viewBox="0 0 42 0" draw:points="42,0 0,0">
          <text:p/>
        </draw:polygon>
        <draw:line draw:style-name="gr16" draw:text-style-name="P7" draw:layer="layout" svg:x1="5.534cm" svg:y1="7.486cm" svg:x2="5.492cm" svg:y2="7.486cm">
          <text:p/>
        </draw:line>
        <draw:polygon draw:style-name="gr5" draw:text-style-name="P4" draw:layer="layout" svg:width="0.041cm" svg:height="0cm" svg:x="5.492cm" svg:y="7.448cm" svg:viewBox="0 0 42 0" draw:points="42,0 0,0">
          <text:p/>
        </draw:polygon>
        <draw:line draw:style-name="gr16" draw:text-style-name="P7" draw:layer="layout" svg:x1="5.534cm" svg:y1="7.448cm" svg:x2="5.492cm" svg:y2="7.448cm">
          <text:p/>
        </draw:line>
        <draw:polygon draw:style-name="gr5" draw:text-style-name="P4" draw:layer="layout" svg:width="0.041cm" svg:height="0cm" svg:x="5.492cm" svg:y="7.415cm" svg:viewBox="0 0 42 0" draw:points="42,0 0,0">
          <text:p/>
        </draw:polygon>
        <draw:line draw:style-name="gr16" draw:text-style-name="P7" draw:layer="layout" svg:x1="5.534cm" svg:y1="7.415cm" svg:x2="5.492cm" svg:y2="7.415cm">
          <text:p/>
        </draw:line>
        <draw:polygon draw:style-name="gr5" draw:text-style-name="P4" draw:layer="layout" svg:width="0.041cm" svg:height="0cm" svg:x="5.492cm" svg:y="7.187cm" svg:viewBox="0 0 42 0" draw:points="42,0 0,0">
          <text:p/>
        </draw:polygon>
        <draw:line draw:style-name="gr16" draw:text-style-name="P7" draw:layer="layout" svg:x1="5.534cm" svg:y1="7.187cm" svg:x2="5.492cm" svg:y2="7.187cm">
          <text:p/>
        </draw:line>
        <draw:polygon draw:style-name="gr5" draw:text-style-name="P4" draw:layer="layout" svg:width="0.041cm" svg:height="0cm" svg:x="5.492cm" svg:y="7.071cm" svg:viewBox="0 0 42 0" draw:points="42,0 0,0">
          <text:p/>
        </draw:polygon>
        <draw:line draw:style-name="gr16" draw:text-style-name="P7" draw:layer="layout" svg:x1="5.534cm" svg:y1="7.071cm" svg:x2="5.492cm" svg:y2="7.071cm">
          <text:p/>
        </draw:line>
        <draw:polygon draw:style-name="gr5" draw:text-style-name="P4" draw:layer="layout" svg:width="0.041cm" svg:height="0cm" svg:x="5.492cm" svg:y="6.989cm" svg:viewBox="0 0 42 0" draw:points="42,0 0,0">
          <text:p/>
        </draw:polygon>
        <draw:line draw:style-name="gr16" draw:text-style-name="P7" draw:layer="layout" svg:x1="5.534cm" svg:y1="6.989cm" svg:x2="5.492cm" svg:y2="6.989cm">
          <text:p/>
        </draw:line>
        <draw:polygon draw:style-name="gr5" draw:text-style-name="P4" draw:layer="layout" svg:width="0.041cm" svg:height="0cm" svg:x="5.492cm" svg:y="6.926cm" svg:viewBox="0 0 42 0" draw:points="42,0 0,0">
          <text:p/>
        </draw:polygon>
        <draw:line draw:style-name="gr16" draw:text-style-name="P7" draw:layer="layout" svg:x1="5.534cm" svg:y1="6.926cm" svg:x2="5.492cm" svg:y2="6.926cm">
          <text:p/>
        </draw:line>
        <draw:polygon draw:style-name="gr5" draw:text-style-name="P4" draw:layer="layout" svg:width="0.041cm" svg:height="0cm" svg:x="5.492cm" svg:y="6.874cm" svg:viewBox="0 0 42 0" draw:points="42,0 0,0">
          <text:p/>
        </draw:polygon>
        <draw:line draw:style-name="gr16" draw:text-style-name="P7" draw:layer="layout" svg:x1="5.534cm" svg:y1="6.874cm" svg:x2="5.492cm" svg:y2="6.874cm">
          <text:p/>
        </draw:line>
        <draw:polygon draw:style-name="gr5" draw:text-style-name="P4" draw:layer="layout" svg:width="0.041cm" svg:height="0cm" svg:x="5.492cm" svg:y="6.83cm" svg:viewBox="0 0 42 0" draw:points="42,0 0,0">
          <text:p/>
        </draw:polygon>
        <draw:line draw:style-name="gr16" draw:text-style-name="P7" draw:layer="layout" svg:x1="5.534cm" svg:y1="6.83cm" svg:x2="5.492cm" svg:y2="6.83cm">
          <text:p/>
        </draw:line>
        <draw:polygon draw:style-name="gr5" draw:text-style-name="P4" draw:layer="layout" svg:width="0.041cm" svg:height="0cm" svg:x="5.492cm" svg:y="6.792cm" svg:viewBox="0 0 42 0" draw:points="42,0 0,0">
          <text:p/>
        </draw:polygon>
        <draw:line draw:style-name="gr16" draw:text-style-name="P7" draw:layer="layout" svg:x1="5.534cm" svg:y1="6.792cm" svg:x2="5.492cm" svg:y2="6.792cm">
          <text:p/>
        </draw:line>
        <draw:polygon draw:style-name="gr5" draw:text-style-name="P4" draw:layer="layout" svg:width="0.041cm" svg:height="0cm" svg:x="5.492cm" svg:y="6.758cm" svg:viewBox="0 0 42 0" draw:points="42,0 0,0">
          <text:p/>
        </draw:polygon>
        <draw:line draw:style-name="gr16" draw:text-style-name="P7" draw:layer="layout" svg:x1="5.534cm" svg:y1="6.758cm" svg:x2="5.492cm" svg:y2="6.758cm">
          <text:p/>
        </draw:line>
        <draw:polygon draw:style-name="gr5" draw:text-style-name="P4" draw:layer="layout" svg:width="0.041cm" svg:height="0cm" svg:x="5.492cm" svg:y="6.531cm" svg:viewBox="0 0 42 0" draw:points="42,0 0,0">
          <text:p/>
        </draw:polygon>
        <draw:line draw:style-name="gr16" draw:text-style-name="P7" draw:layer="layout" svg:x1="5.534cm" svg:y1="6.531cm" svg:x2="5.492cm" svg:y2="6.531cm">
          <text:p/>
        </draw:line>
        <draw:polygon draw:style-name="gr5" draw:text-style-name="P4" draw:layer="layout" svg:width="0.041cm" svg:height="0cm" svg:x="5.492cm" svg:y="6.415cm" svg:viewBox="0 0 42 0" draw:points="42,0 0,0">
          <text:p/>
        </draw:polygon>
        <draw:line draw:style-name="gr16" draw:text-style-name="P7" draw:layer="layout" svg:x1="5.534cm" svg:y1="6.415cm" svg:x2="5.492cm" svg:y2="6.415cm">
          <text:p/>
        </draw:line>
        <draw:polygon draw:style-name="gr5" draw:text-style-name="P4" draw:layer="layout" svg:width="0.041cm" svg:height="0cm" svg:x="5.492cm" svg:y="6.333cm" svg:viewBox="0 0 42 0" draw:points="42,0 0,0">
          <text:p/>
        </draw:polygon>
        <draw:line draw:style-name="gr16" draw:text-style-name="P7" draw:layer="layout" svg:x1="5.534cm" svg:y1="6.333cm" svg:x2="5.492cm" svg:y2="6.333cm">
          <text:p/>
        </draw:line>
        <draw:polygon draw:style-name="gr5" draw:text-style-name="P4" draw:layer="layout" svg:width="0.041cm" svg:height="0cm" svg:x="5.492cm" svg:y="6.269cm" svg:viewBox="0 0 42 0" draw:points="42,0 0,0">
          <text:p/>
        </draw:polygon>
        <draw:line draw:style-name="gr16" draw:text-style-name="P7" draw:layer="layout" svg:x1="5.534cm" svg:y1="6.269cm" svg:x2="5.492cm" svg:y2="6.269cm">
          <text:p/>
        </draw:line>
        <draw:polygon draw:style-name="gr5" draw:text-style-name="P4" draw:layer="layout" svg:width="0.041cm" svg:height="0cm" svg:x="5.492cm" svg:y="6.217cm" svg:viewBox="0 0 42 0" draw:points="42,0 0,0">
          <text:p/>
        </draw:polygon>
        <draw:line draw:style-name="gr16" draw:text-style-name="P7" draw:layer="layout" svg:x1="5.534cm" svg:y1="6.217cm" svg:x2="5.492cm" svg:y2="6.217cm">
          <text:p/>
        </draw:line>
        <draw:polygon draw:style-name="gr5" draw:text-style-name="P4" draw:layer="layout" svg:width="0.041cm" svg:height="0cm" svg:x="5.492cm" svg:y="6.174cm" svg:viewBox="0 0 42 0" draw:points="42,0 0,0">
          <text:p/>
        </draw:polygon>
        <draw:line draw:style-name="gr16" draw:text-style-name="P7" draw:layer="layout" svg:x1="5.534cm" svg:y1="6.174cm" svg:x2="5.492cm" svg:y2="6.174cm">
          <text:p/>
        </draw:line>
        <draw:polygon draw:style-name="gr5" draw:text-style-name="P4" draw:layer="layout" svg:width="0.041cm" svg:height="0cm" svg:x="5.492cm" svg:y="6.135cm" svg:viewBox="0 0 42 0" draw:points="42,0 0,0">
          <text:p/>
        </draw:polygon>
        <draw:line draw:style-name="gr16" draw:text-style-name="P7" draw:layer="layout" svg:x1="5.534cm" svg:y1="6.135cm" svg:x2="5.492cm" svg:y2="6.135cm">
          <text:p/>
        </draw:line>
        <draw:polygon draw:style-name="gr5" draw:text-style-name="P4" draw:layer="layout" svg:width="0.041cm" svg:height="0cm" svg:x="5.492cm" svg:y="6.102cm" svg:viewBox="0 0 42 0" draw:points="42,0 0,0">
          <text:p/>
        </draw:polygon>
        <draw:line draw:style-name="gr16" draw:text-style-name="P7" draw:layer="layout" svg:x1="5.534cm" svg:y1="6.102cm" svg:x2="5.492cm" svg:y2="6.102cm">
          <text:p/>
        </draw:line>
        <draw:polygon draw:style-name="gr5" draw:text-style-name="P4" draw:layer="layout" svg:width="0.041cm" svg:height="0cm" svg:x="5.492cm" svg:y="5.874cm" svg:viewBox="0 0 42 0" draw:points="42,0 0,0">
          <text:p/>
        </draw:polygon>
        <draw:line draw:style-name="gr16" draw:text-style-name="P7" draw:layer="layout" svg:x1="5.534cm" svg:y1="5.874cm" svg:x2="5.492cm" svg:y2="5.874cm">
          <text:p/>
        </draw:line>
        <draw:polygon draw:style-name="gr5" draw:text-style-name="P4" draw:layer="layout" svg:width="0.041cm" svg:height="0cm" svg:x="5.492cm" svg:y="5.759cm" svg:viewBox="0 0 42 0" draw:points="42,0 0,0">
          <text:p/>
        </draw:polygon>
        <draw:line draw:style-name="gr16" draw:text-style-name="P7" draw:layer="layout" svg:x1="5.534cm" svg:y1="5.759cm" svg:x2="5.492cm" svg:y2="5.759cm">
          <text:p/>
        </draw:line>
        <draw:polygon draw:style-name="gr5" draw:text-style-name="P4" draw:layer="layout" svg:width="0.041cm" svg:height="0cm" svg:x="5.492cm" svg:y="5.677cm" svg:viewBox="0 0 42 0" draw:points="42,0 0,0">
          <text:p/>
        </draw:polygon>
        <draw:line draw:style-name="gr16" draw:text-style-name="P7" draw:layer="layout" svg:x1="5.534cm" svg:y1="5.677cm" svg:x2="5.492cm" svg:y2="5.677cm">
          <text:p/>
        </draw:line>
        <draw:polygon draw:style-name="gr5" draw:text-style-name="P4" draw:layer="layout" svg:width="0.041cm" svg:height="0cm" svg:x="5.492cm" svg:y="5.613cm" svg:viewBox="0 0 42 0" draw:points="42,0 0,0">
          <text:p/>
        </draw:polygon>
        <draw:line draw:style-name="gr16" draw:text-style-name="P7" draw:layer="layout" svg:x1="5.534cm" svg:y1="5.613cm" svg:x2="5.492cm" svg:y2="5.613cm">
          <text:p/>
        </draw:line>
        <draw:polygon draw:style-name="gr5" draw:text-style-name="P4" draw:layer="layout" svg:width="0.041cm" svg:height="0cm" svg:x="5.492cm" svg:y="5.561cm" svg:viewBox="0 0 42 0" draw:points="42,0 0,0">
          <text:p/>
        </draw:polygon>
        <draw:line draw:style-name="gr16" draw:text-style-name="P7" draw:layer="layout" svg:x1="5.534cm" svg:y1="5.561cm" svg:x2="5.492cm" svg:y2="5.561cm">
          <text:p/>
        </draw:line>
        <draw:polygon draw:style-name="gr5" draw:text-style-name="P4" draw:layer="layout" svg:width="0.041cm" svg:height="0cm" svg:x="5.492cm" svg:y="5.517cm" svg:viewBox="0 0 42 0" draw:points="42,0 0,0">
          <text:p/>
        </draw:polygon>
        <draw:line draw:style-name="gr16" draw:text-style-name="P7" draw:layer="layout" svg:x1="5.534cm" svg:y1="5.517cm" svg:x2="5.492cm" svg:y2="5.517cm">
          <text:p/>
        </draw:line>
        <draw:polygon draw:style-name="gr5" draw:text-style-name="P4" draw:layer="layout" svg:width="0.041cm" svg:height="0cm" svg:x="5.492cm" svg:y="5.479cm" svg:viewBox="0 0 42 0" draw:points="42,0 0,0">
          <text:p/>
        </draw:polygon>
        <draw:line draw:style-name="gr16" draw:text-style-name="P7" draw:layer="layout" svg:x1="5.534cm" svg:y1="5.479cm" svg:x2="5.492cm" svg:y2="5.479cm">
          <text:p/>
        </draw:line>
        <draw:polygon draw:style-name="gr5" draw:text-style-name="P4" draw:layer="layout" svg:width="0.041cm" svg:height="0cm" svg:x="5.492cm" svg:y="5.445cm" svg:viewBox="0 0 42 0" draw:points="42,0 0,0">
          <text:p/>
        </draw:polygon>
        <draw:line draw:style-name="gr16" draw:text-style-name="P7" draw:layer="layout" svg:x1="5.534cm" svg:y1="5.445cm" svg:x2="5.492cm" svg:y2="5.445cm">
          <text:p/>
        </draw:line>
        <draw:polygon draw:style-name="gr5" draw:text-style-name="P4" draw:layer="layout" svg:width="0.041cm" svg:height="0cm" svg:x="5.492cm" svg:y="5.218cm" svg:viewBox="0 0 42 0" draw:points="42,0 0,0">
          <text:p/>
        </draw:polygon>
        <draw:line draw:style-name="gr16" draw:text-style-name="P7" draw:layer="layout" svg:x1="5.534cm" svg:y1="5.218cm" svg:x2="5.492cm" svg:y2="5.218cm">
          <text:p/>
        </draw:line>
        <draw:polygon draw:style-name="gr5" draw:text-style-name="P4" draw:layer="layout" svg:width="0.041cm" svg:height="0cm" svg:x="5.492cm" svg:y="5.102cm" svg:viewBox="0 0 42 0" draw:points="42,0 0,0">
          <text:p/>
        </draw:polygon>
        <draw:line draw:style-name="gr16" draw:text-style-name="P7" draw:layer="layout" svg:x1="5.534cm" svg:y1="5.102cm" svg:x2="5.492cm" svg:y2="5.102cm">
          <text:p/>
        </draw:line>
        <draw:polygon draw:style-name="gr5" draw:text-style-name="P4" draw:layer="layout" svg:width="0.041cm" svg:height="0cm" svg:x="5.492cm" svg:y="5.02cm" svg:viewBox="0 0 42 0" draw:points="42,0 0,0">
          <text:p/>
        </draw:polygon>
        <draw:line draw:style-name="gr16" draw:text-style-name="P7" draw:layer="layout" svg:x1="5.534cm" svg:y1="5.02cm" svg:x2="5.492cm" svg:y2="5.02cm">
          <text:p/>
        </draw:line>
        <draw:polygon draw:style-name="gr5" draw:text-style-name="P4" draw:layer="layout" svg:width="0.041cm" svg:height="0cm" svg:x="5.492cm" svg:y="4.957cm" svg:viewBox="0 0 42 0" draw:points="42,0 0,0">
          <text:p/>
        </draw:polygon>
        <draw:line draw:style-name="gr16" draw:text-style-name="P7" draw:layer="layout" svg:x1="5.534cm" svg:y1="4.957cm" svg:x2="5.492cm" svg:y2="4.957cm">
          <text:p/>
        </draw:line>
        <draw:polygon draw:style-name="gr5" draw:text-style-name="P4" draw:layer="layout" svg:width="0.041cm" svg:height="0cm" svg:x="5.492cm" svg:y="4.905cm" svg:viewBox="0 0 42 0" draw:points="42,0 0,0">
          <text:p/>
        </draw:polygon>
        <draw:line draw:style-name="gr16" draw:text-style-name="P7" draw:layer="layout" svg:x1="5.534cm" svg:y1="4.905cm" svg:x2="5.492cm" svg:y2="4.905cm">
          <text:p/>
        </draw:line>
        <draw:polygon draw:style-name="gr5" draw:text-style-name="P4" draw:layer="layout" svg:width="0.041cm" svg:height="0cm" svg:x="5.492cm" svg:y="4.861cm" svg:viewBox="0 0 42 0" draw:points="42,0 0,0">
          <text:p/>
        </draw:polygon>
        <draw:line draw:style-name="gr16" draw:text-style-name="P7" draw:layer="layout" svg:x1="5.534cm" svg:y1="4.861cm" svg:x2="5.492cm" svg:y2="4.861cm">
          <text:p/>
        </draw:line>
        <draw:polygon draw:style-name="gr5" draw:text-style-name="P4" draw:layer="layout" svg:width="0.041cm" svg:height="0cm" svg:x="5.492cm" svg:y="4.823cm" svg:viewBox="0 0 42 0" draw:points="42,0 0,0">
          <text:p/>
        </draw:polygon>
        <draw:line draw:style-name="gr16" draw:text-style-name="P7" draw:layer="layout" svg:x1="5.534cm" svg:y1="4.823cm" svg:x2="5.492cm" svg:y2="4.823cm">
          <text:p/>
        </draw:line>
        <draw:polygon draw:style-name="gr5" draw:text-style-name="P4" draw:layer="layout" svg:width="0.041cm" svg:height="0cm" svg:x="5.492cm" svg:y="4.789cm" svg:viewBox="0 0 42 0" draw:points="42,0 0,0">
          <text:p/>
        </draw:polygon>
        <draw:line draw:style-name="gr16" draw:text-style-name="P7" draw:layer="layout" svg:x1="5.534cm" svg:y1="4.789cm" svg:x2="5.492cm" svg:y2="4.789cm">
          <text:p/>
        </draw:line>
        <draw:polygon draw:style-name="gr5" draw:text-style-name="P4" draw:layer="layout" svg:width="0.041cm" svg:height="0cm" svg:x="5.492cm" svg:y="4.561cm" svg:viewBox="0 0 42 0" draw:points="42,0 0,0">
          <text:p/>
        </draw:polygon>
        <draw:line draw:style-name="gr16" draw:text-style-name="P7" draw:layer="layout" svg:x1="5.534cm" svg:y1="4.561cm" svg:x2="5.492cm" svg:y2="4.561cm">
          <text:p/>
        </draw:line>
        <draw:polygon draw:style-name="gr5" draw:text-style-name="P4" draw:layer="layout" svg:width="0.041cm" svg:height="0cm" svg:x="5.492cm" svg:y="4.446cm" svg:viewBox="0 0 42 0" draw:points="42,0 0,0">
          <text:p/>
        </draw:polygon>
        <draw:line draw:style-name="gr16" draw:text-style-name="P7" draw:layer="layout" svg:x1="5.534cm" svg:y1="4.446cm" svg:x2="5.492cm" svg:y2="4.446cm">
          <text:p/>
        </draw:line>
        <draw:polyline draw:style-name="gr17" draw:text-style-name="P7" draw:layer="layout" svg:width="6.745cm" svg:height="3.702cm" svg:x="5.871cm" svg:y="4.633cm" svg:viewBox="0 0 6746 3703" draw:points="0,571 750,637 1499,289 2249,50 2998,0 3748,744 4498,1824 5247,2977 5997,3703 6746,3688">
          <text:p/>
        </draw:polyline>
        <draw:polyline draw:style-name="gr18" draw:text-style-name="P7" draw:layer="layout" svg:width="6.745cm" svg:height="3.413cm" svg:x="5.871cm" svg:y="4.98cm" svg:viewBox="0 0 6746 3414" draw:points="0,611 750,414 1499,139 2249,0 2998,158 3748,896 4498,1833 5247,2722 5997,3260 6746,3414">
          <text:p/>
        </draw:polyline>
        <draw:polyline draw:style-name="gr19" draw:text-style-name="P7" draw:layer="layout" svg:width="6.745cm" svg:height="3.173cm" svg:x="5.871cm" svg:y="5.128cm" svg:viewBox="0 0 6746 3174" draw:points="0,545 750,395 1499,214 2249,0 2998,455 3748,1159 4498,1752 5247,2615 5997,3000 6746,3174">
          <text:p/>
        </draw:polyline>
        <draw:polyline draw:style-name="gr20" draw:text-style-name="P7" draw:layer="layout" svg:width="6.745cm" svg:height="2.566cm" svg:x="5.871cm" svg:y="5.612cm" svg:viewBox="0 0 6746 2567" draw:points="0,160 750,72 1499,0 2249,152 2998,441 3748,922 4498,1520 5247,2047 5997,2338 6746,2567">
          <text:p/>
        </draw:polyline>
        <draw:polyline draw:style-name="gr21" draw:text-style-name="P7" draw:layer="layout" svg:width="6.745cm" svg:height="2.314cm" svg:x="5.871cm" svg:y="5.786cm" svg:viewBox="0 0 6746 2315" draw:points="0,58 750,78 1499,0 2249,245 2998,649 3748,988 4498,1421 5247,1840 5997,2179 6746,2315">
          <text:p/>
        </draw:polyline>
        <draw:line draw:style-name="gr22" draw:text-style-name="P7" draw:layer="layout" svg:x1="5.534cm" svg:y1="8.581cm" svg:x2="5.534cm" svg:y2="4.445cm">
          <text:p/>
        </draw:line>
        <draw:line draw:style-name="gr22" draw:text-style-name="P7" draw:layer="layout" svg:x1="12.953cm" svg:y1="8.581cm" svg:x2="12.953cm" svg:y2="4.445cm">
          <text:p/>
        </draw:line>
        <draw:line draw:style-name="gr22" draw:text-style-name="P7" draw:layer="layout" svg:x1="5.534cm" svg:y1="8.581cm" svg:x2="12.953cm" svg:y2="8.581cm">
          <text:p/>
        </draw:line>
        <draw:line draw:style-name="gr22" draw:text-style-name="P7" draw:layer="layout" svg:x1="5.534cm" svg:y1="4.445cm" svg:x2="12.953cm" svg:y2="4.445cm">
          <text:p/>
        </draw:line>
        <draw:frame draw:style-name="gr25" draw:text-style-name="P2" draw:layer="layout" svg:width="0.451cm" svg:height="0.496cm" svg:x="4.537cm" svg:y="7.3cm">
          <draw:text-box>
            <text:p text:style-name="P1"><text:span text:style-name="T3">10</text:span></text:p>
          </draw:text-box>
        </draw:frame>
        <draw:frame draw:style-name="gr26" draw:text-style-name="P3" draw:layer="layout" svg:width="0.246cm" svg:height="0.348cm" svg:x="4.989cm" svg:y="7.283cm">
          <draw:text-box>
            <text:p text:style-name="P1"><text:span text:style-name="T4">0</text:span></text:p>
          </draw:text-box>
        </draw:frame>
        <draw:frame draw:style-name="gr25" draw:text-style-name="P2" draw:layer="layout" svg:width="0.451cm" svg:height="0.496cm" svg:x="4.537cm" svg:y="6.005cm">
          <draw:text-box>
            <text:p text:style-name="P1"><text:span text:style-name="T3">10</text:span></text:p>
          </draw:text-box>
        </draw:frame>
        <draw:frame draw:style-name="gr26" draw:text-style-name="P3" draw:layer="layout" svg:width="0.246cm" svg:height="0.348cm" svg:x="4.989cm" svg:y="5.988cm">
          <draw:text-box>
            <text:p text:style-name="P1"><text:span text:style-name="T4">2</text:span></text:p>
          </draw:text-box>
        </draw:frame>
        <draw:frame draw:style-name="gr25" draw:text-style-name="P2" draw:layer="layout" svg:width="0.451cm" svg:height="0.496cm" svg:x="4.537cm" svg:y="4.715cm">
          <draw:text-box>
            <text:p text:style-name="P1"><text:span text:style-name="T3">10</text:span></text:p>
          </draw:text-box>
        </draw:frame>
        <draw:frame draw:style-name="gr26" draw:text-style-name="P3" draw:layer="layout" svg:width="0.246cm" svg:height="0.348cm" svg:x="4.989cm" svg:y="4.699cm">
          <draw:text-box>
            <text:p text:style-name="P1"><text:span text:style-name="T4">4</text:span></text:p>
          </draw:text-box>
        </draw:frame>
        <draw:path draw:style-name="gr27" draw:text-style-name="P8" draw:layer="layout" svg:width="2.158cm" svg:height="2.158cm" svg:x="10.668cm" svg:y="0.381cm" svg:viewBox="0 0 2159 2159" svg:d="M66 2159h2026c44 0 67-19 67-57v-2046c0-38-23-56-67-56h-2026c-44 0-66 18-66 56v2046c0 38 22 57 66 57z">
          <text:p/>
        </draw:path>
        <draw:line draw:style-name="gr17" draw:text-style-name="P7" draw:layer="layout" svg:x1="10.808cm" svg:y1="0.609cm" svg:x2="11.514cm" svg:y2="0.609cm">
          <text:p/>
        </draw:line>
        <draw:line draw:style-name="gr18" draw:text-style-name="P7" draw:layer="layout" svg:x1="10.808cm" svg:y1="1.024cm" svg:x2="11.514cm" svg:y2="1.024cm">
          <text:p/>
        </draw:line>
        <draw:frame draw:style-name="gr28" draw:text-style-name="P2" draw:layer="layout" svg:width="1.018cm" svg:height="0.412cm" svg:x="11.796cm" svg:y="0.447cm">
          <draw:text-box>
            <text:p text:style-name="P1"><text:span text:style-name="T3">D=20</text:span></text:p>
          </draw:text-box>
        </draw:frame>
        <draw:line draw:style-name="gr19" draw:text-style-name="P7" draw:layer="layout" svg:x1="10.808cm" svg:y1="1.439cm" svg:x2="11.514cm" svg:y2="1.439cm">
          <text:p/>
        </draw:line>
        <draw:frame draw:style-name="gr28" draw:text-style-name="P2" draw:layer="layout" svg:width="1.018cm" svg:height="0.412cm" svg:x="11.796cm" svg:y="0.862cm">
          <draw:text-box>
            <text:p text:style-name="P1"><text:span text:style-name="T3">D=25</text:span></text:p>
          </draw:text-box>
        </draw:frame>
        <draw:line draw:style-name="gr20" draw:text-style-name="P7" draw:layer="layout" svg:x1="10.808cm" svg:y1="1.853cm" svg:x2="11.514cm" svg:y2="1.853cm">
          <text:p/>
        </draw:line>
        <draw:frame draw:style-name="gr28" draw:text-style-name="P2" draw:layer="layout" svg:width="1.018cm" svg:height="0.412cm" svg:x="11.796cm" svg:y="1.276cm">
          <draw:text-box>
            <text:p text:style-name="P1"><text:span text:style-name="T3">D=30</text:span></text:p>
          </draw:text-box>
        </draw:frame>
        <draw:line draw:style-name="gr21" draw:text-style-name="P7" draw:layer="layout" svg:x1="10.808cm" svg:y1="2.268cm" svg:x2="11.514cm" svg:y2="2.268cm">
          <text:p/>
        </draw:line>
        <draw:frame draw:style-name="gr28" draw:text-style-name="P2" draw:layer="layout" svg:width="1.018cm" svg:height="0.412cm" svg:x="11.796cm" svg:y="1.691cm">
          <draw:text-box>
            <text:p text:style-name="P1"><text:span text:style-name="T3">D=40</text:span></text:p>
          </draw:text-box>
        </draw:frame>
        <draw:frame draw:style-name="gr28" draw:text-style-name="P2" draw:layer="layout" svg:width="1.018cm" svg:height="0.412cm" svg:x="11.796cm" svg:y="2.105cm">
          <draw:text-box>
            <text:p text:style-name="P1"><text:span text:style-name="T3">D=50</text:span></text:p>
          </draw:text-box>
        </draw:frame>
        <draw:polygon draw:style-name="gr14" draw:text-style-name="P6" draw:layer="layout" svg:width="7.419cm" svg:height="2.522cm" svg:x="5.534cm" svg:y="8.636cm" svg:viewBox="0 0 7420 2523" draw:points="0,2523 7420,2523 7420,0 0,0">
          <text:p/>
        </draw:polygon>
        <draw:polygon draw:style-name="gr5" draw:text-style-name="P4" draw:layer="layout" svg:width="0cm" svg:height="0.032cm" svg:x="6.058cm" svg:y="11.159cm" svg:viewBox="0 0 0 33" draw:points="0,0 0,33">
          <text:p/>
        </draw:polygon>
        <draw:line draw:style-name="gr15" draw:text-style-name="P7" draw:layer="layout" svg:x1="6.058cm" svg:y1="11.159cm" svg:x2="6.058cm" svg:y2="11.192cm">
          <text:p/>
        </draw:line>
        <draw:polygon draw:style-name="gr5" draw:text-style-name="P4" draw:layer="layout" svg:width="0cm" svg:height="0.032cm" svg:x="6.995cm" svg:y="11.159cm" svg:viewBox="0 0 0 33" draw:points="0,0 0,33">
          <text:p/>
        </draw:polygon>
        <draw:line draw:style-name="gr15" draw:text-style-name="P7" draw:layer="layout" svg:x1="6.995cm" svg:y1="11.159cm" svg:x2="6.995cm" svg:y2="11.192cm">
          <text:p/>
        </draw:line>
        <draw:polygon draw:style-name="gr5" draw:text-style-name="P4" draw:layer="layout" svg:width="0cm" svg:height="0.032cm" svg:x="7.932cm" svg:y="11.159cm" svg:viewBox="0 0 0 33" draw:points="0,0 0,33">
          <text:p/>
        </draw:polygon>
        <draw:line draw:style-name="gr15" draw:text-style-name="P7" draw:layer="layout" svg:x1="7.932cm" svg:y1="11.159cm" svg:x2="7.932cm" svg:y2="11.192cm">
          <text:p/>
        </draw:line>
        <draw:polygon draw:style-name="gr5" draw:text-style-name="P4" draw:layer="layout" svg:width="0cm" svg:height="0.032cm" svg:x="8.869cm" svg:y="11.159cm" svg:viewBox="0 0 0 33" draw:points="0,0 0,33">
          <text:p/>
        </draw:polygon>
        <draw:line draw:style-name="gr15" draw:text-style-name="P7" draw:layer="layout" svg:x1="8.869cm" svg:y1="11.159cm" svg:x2="8.869cm" svg:y2="11.192cm">
          <text:p/>
        </draw:line>
        <draw:polygon draw:style-name="gr5" draw:text-style-name="P4" draw:layer="layout" svg:width="0cm" svg:height="0.032cm" svg:x="9.806cm" svg:y="11.159cm" svg:viewBox="0 0 0 33" draw:points="0,0 0,33">
          <text:p/>
        </draw:polygon>
        <draw:line draw:style-name="gr15" draw:text-style-name="P7" draw:layer="layout" svg:x1="9.806cm" svg:y1="11.159cm" svg:x2="9.806cm" svg:y2="11.192cm">
          <text:p/>
        </draw:line>
        <draw:polygon draw:style-name="gr5" draw:text-style-name="P4" draw:layer="layout" svg:width="0cm" svg:height="0.032cm" svg:x="10.743cm" svg:y="11.159cm" svg:viewBox="0 0 0 33" draw:points="0,0 0,33">
          <text:p/>
        </draw:polygon>
        <draw:line draw:style-name="gr15" draw:text-style-name="P7" draw:layer="layout" svg:x1="10.743cm" svg:y1="11.159cm" svg:x2="10.743cm" svg:y2="11.192cm">
          <text:p/>
        </draw:line>
        <draw:polygon draw:style-name="gr5" draw:text-style-name="P4" draw:layer="layout" svg:width="0cm" svg:height="0.032cm" svg:x="11.68cm" svg:y="11.159cm" svg:viewBox="0 0 0 33" draw:points="0,0 0,33">
          <text:p/>
        </draw:polygon>
        <draw:line draw:style-name="gr15" draw:text-style-name="P7" draw:layer="layout" svg:x1="11.68cm" svg:y1="11.159cm" svg:x2="11.68cm" svg:y2="11.192cm">
          <text:p/>
        </draw:line>
        <draw:polygon draw:style-name="gr5" draw:text-style-name="P4" draw:layer="layout" svg:width="0cm" svg:height="0.032cm" svg:x="12.616cm" svg:y="11.159cm" svg:viewBox="0 0 0 33" draw:points="0,0 0,33">
          <text:p/>
        </draw:polygon>
        <draw:line draw:style-name="gr15" draw:text-style-name="P7" draw:layer="layout" svg:x1="12.616cm" svg:y1="11.159cm" svg:x2="12.616cm" svg:y2="11.192cm">
          <text:p/>
        </draw:line>
        <draw:polygon draw:style-name="gr5" draw:text-style-name="P4" draw:layer="layout" svg:width="0.072cm" svg:height="0cm" svg:x="5.461cm" svg:y="11.044cm" svg:viewBox="0 0 73 0" draw:points="73,0 0,0">
          <text:p/>
        </draw:polygon>
        <draw:line draw:style-name="gr15" draw:text-style-name="P7" draw:layer="layout" svg:x1="5.534cm" svg:y1="11.044cm" svg:x2="5.461cm" svg:y2="11.044cm">
          <text:p/>
        </draw:line>
        <draw:polygon draw:style-name="gr5" draw:text-style-name="P4" draw:layer="layout" svg:width="0.072cm" svg:height="0cm" svg:x="5.461cm" svg:y="10.503cm" svg:viewBox="0 0 73 0" draw:points="73,0 0,0">
          <text:p/>
        </draw:polygon>
        <draw:line draw:style-name="gr15" draw:text-style-name="P7" draw:layer="layout" svg:x1="5.534cm" svg:y1="10.503cm" svg:x2="5.461cm" svg:y2="10.503cm">
          <text:p/>
        </draw:line>
        <draw:polygon draw:style-name="gr5" draw:text-style-name="P4" draw:layer="layout" svg:width="0.072cm" svg:height="0cm" svg:x="5.461cm" svg:y="9.962cm" svg:viewBox="0 0 73 0" draw:points="73,0 0,0">
          <text:p/>
        </draw:polygon>
        <draw:line draw:style-name="gr15" draw:text-style-name="P7" draw:layer="layout" svg:x1="5.534cm" svg:y1="9.962cm" svg:x2="5.461cm" svg:y2="9.962cm">
          <text:p/>
        </draw:line>
        <draw:polygon draw:style-name="gr5" draw:text-style-name="P4" draw:layer="layout" svg:width="0.072cm" svg:height="0cm" svg:x="5.461cm" svg:y="9.421cm" svg:viewBox="0 0 73 0" draw:points="73,0 0,0">
          <text:p/>
        </draw:polygon>
        <draw:line draw:style-name="gr15" draw:text-style-name="P7" draw:layer="layout" svg:x1="5.534cm" svg:y1="9.421cm" svg:x2="5.461cm" svg:y2="9.421cm">
          <text:p/>
        </draw:line>
        <draw:polygon draw:style-name="gr5" draw:text-style-name="P4" draw:layer="layout" svg:width="0.072cm" svg:height="0cm" svg:x="5.461cm" svg:y="8.879cm" svg:viewBox="0 0 73 0" draw:points="73,0 0,0">
          <text:p/>
        </draw:polygon>
        <draw:line draw:style-name="gr15" draw:text-style-name="P7" draw:layer="layout" svg:x1="5.534cm" svg:y1="8.879cm" svg:x2="5.461cm" svg:y2="8.879cm">
          <text:p/>
        </draw:line>
        <draw:polyline draw:style-name="gr17" draw:text-style-name="P7" draw:layer="layout" svg:width="6.745cm" svg:height="2.143cm" svg:x="5.871cm" svg:y="8.9cm" svg:viewBox="0 0 6746 2144" draw:points="0,2144 750,2144 1499,2139 2249,2057 2998,1292 3748,292 4498,114 5247,69 5997,33 6746,0">
          <text:p/>
        </draw:polyline>
        <draw:polyline draw:style-name="gr18" draw:text-style-name="P7" draw:layer="layout" svg:width="6.745cm" svg:height="2.175cm" svg:x="5.871cm" svg:y="8.868cm" svg:viewBox="0 0 6746 2176" draw:points="0,2176 750,2173 1499,2143 2249,1892 2998,953 3748,270 4498,117 5247,68 5997,33 6746,0">
          <text:p/>
        </draw:polyline>
        <draw:polyline draw:style-name="gr19" draw:text-style-name="P7" draw:layer="layout" svg:width="6.745cm" svg:height="2.203cm" svg:x="5.871cm" svg:y="8.838cm" svg:viewBox="0 0 6746 2204" draw:points="0,2204 750,2190 1499,2099 2249,1651 2998,754 3748,258 4498,121 5247,69 5997,33 6746,0">
          <text:p/>
        </draw:polyline>
        <draw:polyline draw:style-name="gr20" draw:text-style-name="P7" draw:layer="layout" svg:width="6.745cm" svg:height="2.23cm" svg:x="5.871cm" svg:y="8.789cm" svg:viewBox="0 0 6746 2231" draw:points="0,2231 750,2147 1499,1852 2249,1204 2998,560 3748,249 4498,130 5247,73 5997,34 6746,0">
          <text:p/>
        </draw:polyline>
        <draw:polyline draw:style-name="gr21" draw:text-style-name="P7" draw:layer="layout" svg:width="6.745cm" svg:height="2.191cm" svg:x="5.871cm" svg:y="8.75cm" svg:viewBox="0 0 6746 2192" draw:points="0,2192 750,1986 1499,1534 2249,931 2998,479 3748,247 4498,138 5247,78 5997,35 6746,0">
          <text:p/>
        </draw:polyline>
        <draw:line draw:style-name="gr22" draw:text-style-name="P7" draw:layer="layout" svg:x1="5.534cm" svg:y1="11.159cm" svg:x2="5.534cm" svg:y2="8.636cm">
          <text:p/>
        </draw:line>
        <draw:line draw:style-name="gr22" draw:text-style-name="P7" draw:layer="layout" svg:x1="12.953cm" svg:y1="11.159cm" svg:x2="12.953cm" svg:y2="8.636cm">
          <text:p/>
        </draw:line>
        <draw:line draw:style-name="gr22" draw:text-style-name="P7" draw:layer="layout" svg:x1="5.534cm" svg:y1="11.159cm" svg:x2="12.953cm" svg:y2="11.159cm">
          <text:p/>
        </draw:line>
        <draw:line draw:style-name="gr22" draw:text-style-name="P7" draw:layer="layout" svg:x1="5.534cm" svg:y1="8.636cm" svg:x2="12.953cm" svg:y2="8.636cm">
          <text:p/>
        </draw:line>
        <draw:polygon draw:style-name="gr5" draw:text-style-name="P4" draw:layer="layout" svg:width="0.132cm" svg:height="0.029cm" svg:x="5.715cm" svg:y="11.474cm" svg:viewBox="0 0 133 30" draw:points="0,0 133,0 133,30 0,30">
          <text:p/>
        </draw:polygon>
        <draw:frame draw:style-name="gr23" draw:text-style-name="P2" draw:layer="layout" svg:width="0.451cm" svg:height="0.412cm" svg:x="5.87cm" svg:y="11.272cm">
          <draw:text-box>
            <text:p text:style-name="P1"><text:span text:style-name="T3">16</text:span></text:p>
          </draw:text-box>
        </draw:frame>
        <draw:polygon draw:style-name="gr5" draw:text-style-name="P4" draw:layer="layout" svg:width="0.132cm" svg:height="0.029cm" svg:x="7.623cm" svg:y="11.474cm" svg:viewBox="0 0 133 30" draw:points="0,0 133,0 133,30 0,30">
          <text:p/>
        </draw:polygon>
        <draw:frame draw:style-name="gr23" draw:text-style-name="P2" draw:layer="layout" svg:width="0.451cm" svg:height="0.412cm" svg:x="7.779cm" svg:y="11.272cm">
          <draw:text-box>
            <text:p text:style-name="P1"><text:span text:style-name="T3">14</text:span></text:p>
          </draw:text-box>
        </draw:frame>
        <draw:polygon draw:style-name="gr5" draw:text-style-name="P4" draw:layer="layout" svg:width="0.132cm" svg:height="0.029cm" svg:x="9.531cm" svg:y="11.474cm" svg:viewBox="0 0 133 30" draw:points="0,0 133,0 133,30 0,30">
          <text:p/>
        </draw:polygon>
        <draw:frame draw:style-name="gr23" draw:text-style-name="P2" draw:layer="layout" svg:width="0.451cm" svg:height="0.412cm" svg:x="9.686cm" svg:y="11.272cm">
          <draw:text-box>
            <text:p text:style-name="P1"><text:span text:style-name="T3">12</text:span></text:p>
          </draw:text-box>
        </draw:frame>
        <draw:polygon draw:style-name="gr5" draw:text-style-name="P4" draw:layer="layout" svg:width="0.132cm" svg:height="0.029cm" svg:x="11.44cm" svg:y="11.474cm" svg:viewBox="0 0 133 30" draw:points="0,0 133,0 133,30 0,30">
          <text:p/>
        </draw:polygon>
        <draw:frame draw:style-name="gr23" draw:text-style-name="P2" draw:layer="layout" svg:width="0.451cm" svg:height="0.412cm" svg:x="11.595cm" svg:y="11.272cm">
          <draw:text-box>
            <text:p text:style-name="P1"><text:span text:style-name="T3">10</text:span></text:p>
          </draw:text-box>
        </draw:frame>
        <draw:frame draw:style-name="gr29" draw:text-style-name="P2" draw:layer="layout" svg:width="0.352cm" svg:height="0.412cm" svg:x="5.021cm" svg:y="10.875cm">
          <draw:text-box>
            <text:p text:style-name="P1"><text:span text:style-name="T3">0</text:span></text:p>
          </draw:text-box>
        </draw:frame>
        <draw:frame draw:style-name="gr30" draw:text-style-name="P2" draw:layer="layout" svg:width="0.675cm" svg:height="0.412cm" svg:x="4.572cm" svg:y="9.796cm">
          <draw:text-box>
            <text:p text:style-name="P1"><text:span text:style-name="T3">200</text:span></text:p>
          </draw:text-box>
        </draw:frame>
        <draw:frame draw:style-name="gr30" draw:text-style-name="P2" draw:layer="layout" svg:width="0.675cm" svg:height="0.412cm" svg:x="4.572cm" svg:y="8.715cm">
          <draw:text-box>
            <text:p text:style-name="P1"><text:span text:style-name="T3">400</text:span></text:p>
          </draw:text-box>
        </draw:frame>
        <draw:frame draw:style-name="gr31" draw:text-style-name="P5" draw:layer="layout" svg:width="11.13cm" svg:height="1.961cm" svg:x="9.19cm" svg:y="2.3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1" draw:text-style-name="P5" draw:layer="layout" svg:width="10.48cm" svg:height="1.846cm" svg:x="9.078cm" svg:y="2.2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2" draw:text-style-name="P9" draw:layer="layout" svg:x1="11.163cm" svg:y1="0.273cm" svg:x2="11.29cm" svg:y2="11.2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203%" draw:distance="20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5T19:49:19.390584293</dc:date>
    <meta:editing-duration>P1DT10H40M15S</meta:editing-duration>
    <meta:editing-cycles>8</meta:editing-cycles>
    <meta:generator>LibreOffice/6.2.8.2$Linux_X86_64 LibreOffice_project/20$Build-2</meta:generator>
    <meta:document-statistic meta:object-count="361"/>
  </office:meta>
</office:document-meta>
</file>

<file path=Object 1/content.xml><?xml version="1.0" encoding="utf-8"?>
<math xmlns="http://www.w3.org/1998/Math/MathML" display="block">
  <semantics>
    <mi>μ</mi>
    <annotation encoding="StarMath 5.0">%mu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fo:font-size="16pt" fo:font-style="italic" officeooo:rsid="001941a0" officeooo:paragraph-rsid="001941a0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fo:font-size="26pt" fo:font-style="italic" officeooo:rsid="001941a0" officeooo:paragraph-rsid="001941a0" style:font-size-asian="26pt" style:font-style-asian="italic" style:font-size-complex="2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